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132.6pt"/>
    </style:style>
    <style:style style:name="co7" style:family="table-column">
      <style:table-column-properties fo:break-before="auto" style:column-width="43.71pt"/>
    </style:style>
    <style:style style:name="co8" style:family="table-column">
      <style:table-column-properties fo:break-before="auto" style:column-width="131.75pt"/>
    </style:style>
    <style:style style:name="co9" style:family="table-column">
      <style:table-column-properties fo:break-before="auto" style:column-width="88.16pt"/>
    </style:style>
    <style:style style:name="co10" style:family="table-column">
      <style:table-column-properties fo:break-before="auto" style:column-width="32.54pt"/>
    </style:style>
    <style:style style:name="co11" style:family="table-column">
      <style:table-column-properties fo:break-before="auto" style:column-width="99.24pt"/>
    </style:style>
    <style:style style:name="co12" style:family="table-column">
      <style:table-column-properties fo:break-before="auto" style:column-width="146.86pt"/>
    </style:style>
    <style:style style:name="co13" style:family="table-column">
      <style:table-column-properties fo:break-before="auto" style:column-width="86.51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31.69pt"/>
    </style:style>
    <style:style style:name="co16" style:family="table-column">
      <style:table-column-properties fo:break-before="auto" style:column-width="164.3pt"/>
    </style:style>
    <style:style style:name="co17" style:family="table-column">
      <style:table-column-properties fo:break-before="auto" style:column-width="107.21pt"/>
    </style:style>
    <style:style style:name="co18" style:family="table-column">
      <style:table-column-properties fo:break-before="auto" style:column-width="134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rrent_20_Budget">
      <style:table-properties table:display="true" style:writing-mode="lr-tb"/>
    </style:style>
    <style:style style:name="ta2" style:family="table" style:master-page-name="PageStyle_5f_Expenses_20_Tracker">
      <style:table-properties table:display="true" style:writing-mode="lr-tb"/>
    </style:style>
    <style:style style:name="ta3" style:family="table" style:master-page-name="PageStyle_5f_Petty_20_Cash_20_Tracker">
      <style:table-properties table:display="true" style:writing-mode="lr-tb"/>
    </style:style>
    <style:style style:name="ta4" style:family="table" style:master-page-name="PageStyle_5f_Petty_20_Cash_20_Counter">
      <style:table-properties table:display="true" style:writing-mode="lr-tb"/>
    </style:style>
    <style:style style:name="ta5" style:family="table" style:master-page-name="PageStyle_5f_Old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25">
      <style:table-cell-properties fo:border-bottom="none" fo:background-color="#f3f3f3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25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3" style:base-cell-address="'Current Budget'.E3"/>
    </style:style>
    <style:style style:name="ce5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3" style:base-cell-address="'Current Budget'.E3"/>
    </style:style>
    <style:style style:name="ce54" style:family="table-cell" style:parent-style-name="Default" style:data-style-name="N12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2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25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between(0.5,0.25)" style:apply-style-name="ConditionalStyle_5f_1" style:base-cell-address="'Current Budget'.I10"/>
    </style:style>
    <style:style style:name="ce71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between(0.5,0.25)" style:apply-style-name="ConditionalStyle_5f_1" style:base-cell-address="'Current Budget'.I10"/>
    </style:style>
    <style:style style:name="ce7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2" style:base-cell-address="'Expenses Tracker'.D3"/>
    </style:style>
    <style:style style:name="ce75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2" style:base-cell-address="'Expenses Tracker'.D3"/>
    </style:style>
    <style:style style:name="ce76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5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Expenses Tracker'.$P$1:.$P$3])" table:allow-empty-cell="true" table:display-list="unsorted" table:base-cell-address="'Expenses Tracker'.D3"/>
      </table:content-validations>
      <table:table table:name="Current Budg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ncome</text:p>
          </table:table-cell>
          <table:table-cell table:style-name="ce16"/>
          <table:table-cell table:style-name="ce6"/>
          <table:table-cell table:style-name="ce1" office:value-type="string" calcext:value-type="string">
            <text:p>Outgoings</text:p>
          </table:table-cell>
          <table:table-cell table:style-name="ce16"/>
          <table:table-cell table:style-name="ce6"/>
          <table:table-cell table:number-columns-repeated="2"/>
          <table:table-cell table:style-name="ce6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Sponsor Name</text:p>
          </table:table-cell>
          <table:table-cell table:style-name="ce17" office:value-type="string" calcext:value-type="string">
            <text:p>Amount</text:p>
          </table:table-cell>
          <table:table-cell table:style-name="ce6"/>
          <table:table-cell table:style-name="ce2" office:value-type="string" calcext:value-type="string">
            <text:p>Description</text:p>
          </table:table-cell>
          <table:table-cell table:style-name="ce17" office:value-type="string" calcext:value-type="string">
            <text:p>Amou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LANKED]</text:p>
          </table:table-cell>
          <table:table-cell table:style-name="ce18"/>
          <table:table-cell/>
          <table:table-cell table:style-name="ce3" table:formula="of:=[.A26]" office:value-type="string" office:string-value="Lunch (MC Donald's)" calcext:value-type="string">
            <text:p>Lunch (MC Donald's)</text:p>
          </table:table-cell>
          <table:table-cell table:style-name="ce52" table:formula="of:=[.D31]" office:value-type="currency" office:currency="£" office:value="216.9" calcext:value-type="currency">
            <text:p>£216.9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8"/>
          <table:table-cell/>
          <table:table-cell table:style-name="ce2" table:formula="of:=[.A34]" office:value-type="string" office:string-value="Dinner (Dominos)" calcext:value-type="string">
            <text:p>Dinner (Dominos)</text:p>
          </table:table-cell>
          <table:table-cell table:style-name="ce52" table:formula="of:=[.D40]" office:value-type="currency" office:currency="£" office:value="480" calcext:value-type="currency">
            <text:p>£480.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8"/>
          <table:table-cell/>
          <table:table-cell table:style-name="ce2" office:value-type="string" calcext:value-type="string">
            <text:p>Aldi</text:p>
          </table:table-cell>
          <table:table-cell table:style-name="ce53" office:value-type="currency" office:currency="£" office:value="76.44" calcext:value-type="currency">
            <text:p>£76.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8"/>
          <table:table-cell/>
          <table:table-cell table:style-name="ce2" office:value-type="string" calcext:value-type="string">
            <text:p>Lidl</text:p>
          </table:table-cell>
          <table:table-cell table:style-name="ce18" office:value-type="currency" office:currency="£" office:value="10.81" calcext:value-type="currency">
            <text:p>£10.81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8"/>
          <table:table-cell/>
          <table:table-cell table:style-name="ce3" table:formula="of:=[.A54]" office:value-type="string" office:string-value="Lunch (Subway)" calcext:value-type="string">
            <text:p>Lunch (Subway)</text:p>
          </table:table-cell>
          <table:table-cell table:style-name="ce53" table:formula="of:=[.D61]" office:value-type="currency" office:currency="£" office:value="234" calcext:value-type="currency">
            <text:p>£234.0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9"/>
          <table:table-cell/>
          <table:table-cell table:style-name="ce2" table:formula="of:=[.A66]" office:value-type="string" office:string-value="1st Place Prize (Chromecasts)" calcext:value-type="string">
            <text:p>1st Place Prize (Chromecasts)</text:p>
          </table:table-cell>
          <table:table-cell table:style-name="ce52" table:formula="of:=[.B67]" office:value-type="currency" office:currency="£" office:value="120" calcext:value-type="currency">
            <text:p>£120.0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9"/>
          <table:table-cell/>
          <table:table-cell table:style-name="ce2" table:formula="of:=[.A68]" office:value-type="string" office:string-value="Hacker Spirit Prize (NodeMCU)" calcext:value-type="string">
            <text:p>Hacker Spirit Prize (NodeMCU)</text:p>
          </table:table-cell>
          <table:table-cell table:style-name="ce52" table:formula="of:=[.B69]" office:value-type="currency" office:currency="£" office:value="21.56" calcext:value-type="currency">
            <text:p>£21.56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9"/>
          <table:table-cell/>
          <table:table-cell table:style-name="ce3" table:formula="of:=[.A70]" office:value-type="string" office:string-value="1st Hack Prize (Nerf Guns)" calcext:value-type="string">
            <text:p>1st Hack Prize (Nerf Guns)</text:p>
          </table:table-cell>
          <table:table-cell table:style-name="ce52" table:formula="of:=[.B71]" office:value-type="currency" office:currency="£" office:value="20" calcext:value-type="currency">
            <text:p>£20.00</text:p>
          </table:table-cell>
          <table:table-cell/>
          <table:table-cell table:style-name="ce6"/>
          <table:table-cell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style-name="ce19"/>
          <table:table-cell/>
          <table:table-cell table:style-name="ce2" office:value-type="string" calcext:value-type="string">
            <text:p>Costco</text:p>
          </table:table-cell>
          <table:table-cell table:style-name="ce53" office:value-type="currency" office:currency="£" office:value="231.75" calcext:value-type="currency">
            <text:p>£231.75</text:p>
          </table:table-cell>
          <table:table-cell/>
          <table:table-cell table:style-name="ce6"/>
          <table:table-cell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style-name="ce19"/>
          <table:table-cell/>
          <table:table-cell table:style-name="ce2" office:value-type="string" calcext:value-type="string">
            <text:p>Blue Wristbands</text:p>
          </table:table-cell>
          <table:table-cell table:style-name="ce53" office:value-type="currency" office:currency="£" office:value="13" calcext:value-type="currency">
            <text:p>£13.00</text:p>
          </table:table-cell>
          <table:table-cell/>
          <table:table-cell table:style-name="ce6"/>
          <table:table-cell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style-name="ce19"/>
          <table:table-cell/>
          <table:table-cell table:style-name="ce2" office:value-type="string" calcext:value-type="string">
            <text:p>Extention Cords</text:p>
          </table:table-cell>
          <table:table-cell table:style-name="ce53" office:value-type="currency" office:currency="£" office:value="25" calcext:value-type="currency">
            <text:p>£25.00</text:p>
          </table:table-cell>
          <table:table-cell/>
          <table:table-cell table:style-name="ce6"/>
          <table:table-cell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style-name="ce19"/>
          <table:table-cell/>
          <table:table-cell table:style-name="ce2" office:value-type="string" calcext:value-type="string">
            <text:p>Lanyards</text:p>
          </table:table-cell>
          <table:table-cell table:style-name="ce53" office:value-type="currency" office:currency="£" office:value="12.99" calcext:value-type="currency">
            <text:p>£12.99</text:p>
          </table:table-cell>
          <table:table-cell/>
          <table:table-cell table:style-name="ce6"/>
          <table:table-cell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style-name="ce19"/>
          <table:table-cell/>
          <table:table-cell table:style-name="ce2" office:value-type="string" calcext:value-type="string">
            <text:p>Red Wristbands</text:p>
          </table:table-cell>
          <table:table-cell table:style-name="ce53" office:value-type="currency" office:currency="£" office:value="3.89" calcext:value-type="currency">
            <text:p>£3.89</text:p>
          </table:table-cell>
          <table:table-cell/>
          <table:table-cell table:style-name="ce6"/>
          <table:table-cell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style-name="ce19"/>
          <table:table-cell/>
          <table:table-cell table:style-name="ce2"/>
          <table:table-cell table:style-name="ce52"/>
          <table:table-cell/>
          <table:table-cell table:style-name="ce6"/>
          <table:table-cell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style-name="ce19"/>
          <table:table-cell/>
          <table:table-cell table:style-name="ce2" office:value-type="string" calcext:value-type="string">
            <text:p>Petty Cash</text:p>
          </table:table-cell>
          <table:table-cell table:style-name="ce53" table:formula="of:=[$'Petty Cash Tracker'.B1]+[$'Petty Cash Tracker'.I1]+[$'Petty Cash Tracker'.P1]" office:value-type="currency" office:currency="£" office:value="126.35" calcext:value-type="currency">
            <text:p>£126.35</text:p>
          </table:table-cell>
          <table:table-cell/>
          <table:table-cell table:style-name="ce6"/>
          <table:table-cell/>
          <table:table-cell table:style-name="ce70"/>
          <table:table-cell table:number-columns-repeated="1015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2019" office:value-type="currency" office:currency="£" office:value="2019" calcext:value-type="currency">
            <text:p>£2,019.00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20" table:formula="of:=SUM([.E3:.E17])" office:value-type="currency" office:currency="£" office:value="1592.69" calcext:value-type="currency">
            <text:p>£1,592.69</text:p>
          </table:table-cell>
          <table:table-cell/>
          <table:table-cell table:style-name="ce15" office:value-type="string" calcext:value-type="string">
            <text:p>Amount Left</text:p>
          </table:table-cell>
          <table:table-cell table:style-name="ce69" table:formula="of:=[.B18]-[.E18]" office:value-type="currency" office:currency="£" office:value="426.31" calcext:value-type="currency">
            <text:p>£426.31</text:p>
          </table:table-cell>
          <table:table-cell table:style-name="ce71" table:formula="of:=[.H18]/[.B18]" office:value-type="percentage" office:value="0.211149083704804" calcext:value-type="percentage">
            <text:p>21.11%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style-name="ce5" table:number-columns-repeated="25"/>
          <table:table-cell table:number-columns-repeated="999"/>
        </table:table-row>
        <table:table-row table:style-name="ro1">
          <table:table-cell table:style-name="ce5" table:number-columns-repeated="2"/>
          <table:table-cell table:style-name="ce5" table:formula="of:=IF([.B24]=&quot;&quot;;&quot;&quot;;[.B24]/110)">
            <text:p/>
          </table:table-cell>
          <table:table-cell table:style-name="ce5" table:number-columns-repeated="22"/>
          <table:table-cell table:number-columns-repeated="999"/>
        </table:table-row>
        <table:table-row table:style-name="ro1">
          <table:table-cell table:style-name="ce6" table:number-columns-repeated="25"/>
          <table:table-cell table:number-columns-repeated="999"/>
        </table:table-row>
        <table:table-row table:style-name="ro1">
          <table:table-cell table:style-name="ce7" office:value-type="string" calcext:value-type="string">
            <text:p>Lunch (MC Donald's)</text:p>
          </table:table-cell>
          <table:table-cell table:style-name="ce21" office:value-type="string" calcext:value-type="string">
            <text:p>Order Quantitiy</text:p>
          </table:table-cell>
          <table:table-cell table:style-name="ce21" office:value-type="string" calcext:value-type="string">
            <text:p>Quantity Per Person</text:p>
          </table:table-cell>
          <table:table-cell table:style-name="ce21" office:value-type="string" calcext:value-type="string">
            <text:p>Subtotal</text:p>
          </table:table-cell>
          <table:table-cell table:style-name="ce21" office:value-type="string" calcext:value-type="string">
            <text:p>Price Per Unit</text:p>
          </table:table-cell>
          <table:table-cell table:style-name="ce23" office:value-type="string" calcext:value-type="string">
            <text:p>Price Per Person</text:p>
          </table:table-cell>
          <table:table-cell table:style-name="ce6" table:number-columns-repeated="19"/>
          <table:table-cell table:number-columns-repeated="999"/>
        </table:table-row>
        <table:table-row table:style-name="ro1">
          <table:table-cell table:style-name="ce8" office:value-type="string" calcext:value-type="string">
            <text:p>Double Cheese burger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41" table:formula="of:=[.B27]*[.E27]" office:value-type="currency" office:currency="£" office:value="127.2" calcext:value-type="currency">
            <text:p>£127.20</text:p>
          </table:table-cell>
          <table:table-cell table:style-name="ce54" office:value-type="currency" office:currency="£" office:value="1.59" calcext:value-type="currency">
            <text:p>£1.59</text:p>
          </table:table-cell>
          <table:table-cell table:style-name="ce60" table:formula="of:=[.C27]*[.E27]" office:value-type="currency" office:currency="£" office:value="1.59" calcext:value-type="currency">
            <text:p>£1.5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eggie Wraps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42" table:formula="of:=[.B28]*[.E28]" office:value-type="currency" office:currency="£" office:value="89.7" calcext:value-type="currency">
            <text:p>£89.70</text:p>
          </table:table-cell>
          <table:table-cell table:style-name="ce55" office:value-type="currency" office:currency="£" office:value="2.99" calcext:value-type="currency">
            <text:p>£2.99</text:p>
          </table:table-cell>
          <table:table-cell table:style-name="ce61" table:formula="of:=[.C28]*[.E28]" office:value-type="currency" office:currency="£" office:value="2.99" calcext:value-type="currency">
            <text:p>£2.99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23" table:formula="of:=SUM([.B27:.B28])"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/>
          <table:table-cell table:number-columns-repeated="1022"/>
        </table:table-row>
        <table:table-row table:style-name="ro1">
          <table:table-cell table:style-name="ce2"/>
          <table:table-cell table:style-name="ce6"/>
          <table:table-cell table:style-name="ce32" office:value-type="string" calcext:value-type="string">
            <text:p>TOTAL</text:p>
          </table:table-cell>
          <table:table-cell table:style-name="ce43" table:formula="of:=SUM([.D27:.D28])" office:value-type="currency" office:currency="£" office:value="216.9" calcext:value-type="currency">
            <text:p>£216.9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33" office:value-type="string" calcext:value-type="string">
            <text:p>Price Per Person</text:p>
          </table:table-cell>
          <table:table-cell table:style-name="ce44" table:formula="of:=[.D31]/110" office:value-type="currency" office:currency="£" office:value="1.97181818181818" calcext:value-type="currency">
            <text:p>£1.9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number-columns-repeated="1022"/>
        </table:table-row>
        <table:table-row table:style-name="ro1">
          <table:table-cell table:style-name="ce7" office:value-type="string" calcext:value-type="string">
            <text:p>Dinner (Dominos)</text:p>
          </table:table-cell>
          <table:table-cell table:style-name="ce21" office:value-type="string" calcext:value-type="string">
            <text:p>Order Quantitiy</text:p>
          </table:table-cell>
          <table:table-cell table:style-name="ce21" office:value-type="string" calcext:value-type="string">
            <text:p>Quantity Per Person</text:p>
          </table:table-cell>
          <table:table-cell table:style-name="ce21" office:value-type="string" calcext:value-type="string">
            <text:p>Subtotal</text:p>
          </table:table-cell>
          <table:table-cell table:style-name="ce21" office:value-type="string" calcext:value-type="string">
            <text:p>Price Per Unit</text:p>
          </table:table-cell>
          <table:table-cell table:style-name="ce23" office:value-type="string" calcext:value-type="string">
            <text:p>Price Per Person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Margarita</text:p>
          </table:table-cell>
          <table:table-cell table:style-name="ce6" office:value-type="float" office:value="25" calcext:value-type="float">
            <text:p>25</text:p>
          </table:table-cell>
          <table:table-cell table:formula="of:=[.B$38]/110" office:value-type="float" office:value="0.545454545454545" calcext:value-type="float">
            <text:p>0.545454545454545</text:p>
          </table:table-cell>
          <table:table-cell table:style-name="ce41" table:formula="of:=[.B35]*[.E35]" office:value-type="currency" office:currency="£" office:value="200" calcext:value-type="currency">
            <text:p>£200.00</text:p>
          </table:table-cell>
          <table:table-cell table:style-name="ce54" office:value-type="currency" office:currency="£" office:value="8" calcext:value-type="currency">
            <text:p>£8.00</text:p>
          </table:table-cell>
          <table:table-cell table:style-name="ce60" table:formula="of:=[.C35]*[.E35]" office:value-type="currency" office:currency="£" office:value="4.36363636363636" calcext:value-type="currency">
            <text:p>£4.36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Pepperoni</text:p>
          </table:table-cell>
          <table:table-cell table:style-name="ce6" office:value-type="float" office:value="20" calcext:value-type="float">
            <text:p>20</text:p>
          </table:table-cell>
          <table:table-cell table:formula="of:=[.B$38]/110" office:value-type="float" office:value="0.545454545454545" calcext:value-type="float">
            <text:p>0.545454545454545</text:p>
          </table:table-cell>
          <table:table-cell table:style-name="ce41" table:formula="of:=[.B36]*[.E36]" office:value-type="currency" office:currency="£" office:value="160" calcext:value-type="currency">
            <text:p>£160.00</text:p>
          </table:table-cell>
          <table:table-cell table:style-name="ce54" office:value-type="currency" office:currency="£" office:value="8" calcext:value-type="currency">
            <text:p>£8.00</text:p>
          </table:table-cell>
          <table:table-cell table:style-name="ce60" table:formula="of:=[.C36]*[.E36]" office:value-type="currency" office:currency="£" office:value="4.36363636363636" calcext:value-type="currency">
            <text:p>£4.3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egetable</text:p>
          </table:table-cell>
          <table:table-cell table:style-name="ce22" office:value-type="float" office:value="15" calcext:value-type="float">
            <text:p>15</text:p>
          </table:table-cell>
          <table:table-cell table:style-name="ce34" table:formula="of:=[.B$38]/110" office:value-type="float" office:value="0.545454545454545" calcext:value-type="float">
            <text:p>0.545454545454545</text:p>
          </table:table-cell>
          <table:table-cell table:style-name="ce42" table:formula="of:=[.B37]*[.E37]" office:value-type="currency" office:currency="£" office:value="120" calcext:value-type="currency">
            <text:p>£120.00</text:p>
          </table:table-cell>
          <table:table-cell table:style-name="ce55" office:value-type="currency" office:currency="£" office:value="8" calcext:value-type="currency">
            <text:p>£8.00</text:p>
          </table:table-cell>
          <table:table-cell table:style-name="ce61" table:formula="of:=[.C37]*[.E37]" office:value-type="currency" office:currency="£" office:value="4.36363636363636" calcext:value-type="currency">
            <text:p>£4.3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23" table:formula="of:=SUM([.B35:.B37])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/>
          <table:table-cell table:style-name="ce35"/>
          <table:table-cell table:style-name="ce45"/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32" office:value-type="string" calcext:value-type="string">
            <text:p>TOTAL</text:p>
          </table:table-cell>
          <table:table-cell table:style-name="ce43" table:formula="of:=SUM([.D35:.D37])" office:value-type="currency" office:currency="£" office:value="480" calcext:value-type="currency">
            <text:p>£480.0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33" office:value-type="string" calcext:value-type="string">
            <text:p>Price Per Person</text:p>
          </table:table-cell>
          <table:table-cell table:style-name="ce44" table:formula="of:=[.D40]/110" office:value-type="currency" office:currency="£" office:value="4.36363636363636" calcext:value-type="currency">
            <text:p>£4.3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number-columns-repeated="1022"/>
        </table:table-row>
        <table:table-row table:style-name="ro1">
          <table:table-cell table:style-name="ce7" office:value-type="string" calcext:value-type="string">
            <text:p>Breakfast</text:p>
          </table:table-cell>
          <table:table-cell table:style-name="ce21" office:value-type="string" calcext:value-type="string">
            <text:p>Order Quantitiy</text:p>
          </table:table-cell>
          <table:table-cell table:style-name="ce21" office:value-type="string" calcext:value-type="string">
            <text:p>Quantity Per Person</text:p>
          </table:table-cell>
          <table:table-cell table:style-name="ce21" office:value-type="string" calcext:value-type="string">
            <text:p>Subtotal</text:p>
          </table:table-cell>
          <table:table-cell table:style-name="ce21" office:value-type="string" calcext:value-type="string">
            <text:p>Price Per Unit</text:p>
          </table:table-cell>
          <table:table-cell table:style-name="ce23" office:value-type="string" calcext:value-type="string">
            <text:p>Price Per Person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8x Pain au Chocolate</text:p>
          </table:table-cell>
          <table:table-cell table:style-name="ce24" office:value-type="float" office:value="10" calcext:value-type="float">
            <text:p>10</text:p>
          </table:table-cell>
          <table:table-cell table:style-name="ce36"/>
          <table:table-cell table:style-name="ce46" table:formula="of:=[.E44]*[.B44]" office:value-type="currency" office:currency="£" office:value="11.9" calcext:value-type="currency">
            <text:p>£11.90</text:p>
          </table:table-cell>
          <table:table-cell table:style-name="ce56" office:value-type="float" office:value="1.19" calcext:value-type="float">
            <text:p>1.19</text:p>
          </table:table-cell>
          <table:table-cell table:style-name="ce62"/>
          <table:table-cell table:number-columns-repeated="1018"/>
        </table:table-row>
        <table:table-row table:style-name="ro1">
          <table:table-cell table:style-name="ce8" office:value-type="string" calcext:value-type="string">
            <text:p>8x Croissant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41" table:formula="of:=[.E45]*[.B45]" office:value-type="currency" office:currency="£" office:value="4.36" calcext:value-type="currency">
            <text:p>£4.36</text:p>
          </table:table-cell>
          <table:table-cell table:style-name="ce57" office:value-type="float" office:value="1.09" calcext:value-type="float">
            <text:p>1.09</text:p>
          </table:table-cell>
          <table:table-cell table:style-name="ce63"/>
          <table:table-cell table:number-columns-repeated="1018"/>
        </table:table-row>
        <table:table-row table:style-name="ro1">
          <table:table-cell table:style-name="ce8" office:value-type="string" calcext:value-type="string">
            <text:p>Chocolate Brioche ro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41" table:formula="of:=[.E46]*[.B46]" office:value-type="currency" office:currency="£" office:value="1.58" calcext:value-type="currency">
            <text:p>£1.58</text:p>
          </table:table-cell>
          <table:table-cell table:style-name="ce57" office:value-type="float" office:value="0.79" calcext:value-type="float">
            <text:p>0.79</text:p>
          </table:table-cell>
          <table:table-cell table:style-name="ce63"/>
          <table:table-cell table:number-columns-repeated="1018"/>
        </table:table-row>
        <table:table-row table:style-name="ro1">
          <table:table-cell table:style-name="ce8" office:value-type="string" calcext:value-type="string">
            <text:p>Milk Brioche roll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41" table:formula="of:=[.E47]*[.B47]" office:value-type="currency" office:currency="£" office:value="2.85" calcext:value-type="currency">
            <text:p>£2.85</text:p>
          </table:table-cell>
          <table:table-cell table:style-name="ce57" office:value-type="float" office:value="0.95" calcext:value-type="float">
            <text:p>0.95</text:p>
          </table:table-cell>
          <table:table-cell table:style-name="ce63"/>
          <table:table-cell table:number-columns-repeated="1018"/>
        </table:table-row>
        <table:table-row table:style-name="ro1">
          <table:table-cell table:style-name="ce9" office:value-type="string" calcext:value-type="string">
            <text:p>12x Apples</text:p>
          </table:table-cell>
          <table:table-cell table:style-name="ce22" office:value-type="float" office:value="6" calcext:value-type="float">
            <text:p>6</text:p>
          </table:table-cell>
          <table:table-cell table:style-name="ce34"/>
          <table:table-cell table:style-name="ce42" table:formula="of:=[.E48]*[.B48]" office:value-type="currency" office:currency="£" office:value="5.7" calcext:value-type="currency">
            <text:p>£5.70</text:p>
          </table:table-cell>
          <table:table-cell table:style-name="ce58" office:value-type="float" office:value="0.95" calcext:value-type="float">
            <text:p>0.95</text:p>
          </table:table-cell>
          <table:table-cell table:style-name="ce64"/>
          <table:table-cell table:number-columns-repeated="1018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23" table:formula="of:=SUM([.B44:.B48])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/>
          <table:table-cell table:style-name="ce35"/>
          <table:table-cell table:style-name="ce45"/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32" office:value-type="string" calcext:value-type="string">
            <text:p>TOTAL</text:p>
          </table:table-cell>
          <table:table-cell table:style-name="ce43" table:formula="of:=SUM([.D44:.D48])" office:value-type="currency" office:currency="£" office:value="26.39" calcext:value-type="currency">
            <text:p>£26.39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33" office:value-type="string" calcext:value-type="string">
            <text:p>Price Per Person</text:p>
          </table:table-cell>
          <table:table-cell table:style-name="ce44" table:formula="of:=[.D51]/110" office:value-type="currency" office:currency="£" office:value="0.239909090909091" calcext:value-type="currency">
            <text:p>£0.2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number-columns-repeated="1022"/>
        </table:table-row>
        <table:table-row table:style-name="ro1">
          <table:table-cell table:style-name="ce11" office:value-type="string" calcext:value-type="string">
            <text:p>Lunch (Subway)</text:p>
          </table:table-cell>
          <table:table-cell table:style-name="ce25" office:value-type="string" calcext:value-type="string">
            <text:p>Order Quantitiy</text:p>
          </table:table-cell>
          <table:table-cell table:style-name="ce25" office:value-type="string" calcext:value-type="string">
            <text:p>Quantity Per Person</text:p>
          </table:table-cell>
          <table:table-cell table:style-name="ce25" office:value-type="string" calcext:value-type="string">
            <text:p>Subtotal</text:p>
          </table:table-cell>
          <table:table-cell table:style-name="ce25" office:value-type="string" calcext:value-type="string">
            <text:p>Price Per Unit</text:p>
          </table:table-cell>
          <table:table-cell table:style-name="ce65" office:value-type="string" calcext:value-type="string">
            <text:p>Price Per Person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lassic Platter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[.B$59]/110" office:value-type="float" office:value="0.109090909090909" calcext:value-type="float">
            <text:p>0.109090909090909</text:p>
          </table:table-cell>
          <table:table-cell table:style-name="ce47" table:formula="of:=[.B55]*[.E55]" office:value-type="currency" office:currency="£" office:value="110" calcext:value-type="currency">
            <text:p>£110.00</text:p>
          </table:table-cell>
          <table:table-cell table:style-name="ce47" office:value-type="currency" office:currency="£" office:value="22" calcext:value-type="currency">
            <text:p>£22.00</text:p>
          </table:table-cell>
          <table:table-cell table:style-name="ce66"/>
          <table:table-cell table:number-columns-repeated="1018"/>
        </table:table-row>
        <table:table-row table:style-name="ro1">
          <table:table-cell table:style-name="ce12" office:value-type="string" calcext:value-type="string">
            <text:p>Meat Platter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B$59]/110" office:value-type="float" office:value="0.109090909090909" calcext:value-type="float">
            <text:p>0.109090909090909</text:p>
          </table:table-cell>
          <table:table-cell table:style-name="ce47" table:formula="of:=[.B56]*[.E56]" office:value-type="currency" office:currency="£" office:value="88" calcext:value-type="currency">
            <text:p>£88.00</text:p>
          </table:table-cell>
          <table:table-cell table:style-name="ce59" office:value-type="currency" office:currency="£" office:value="22" calcext:value-type="currency">
            <text:p>£22.00</text:p>
          </table:table-cell>
          <table:table-cell table:style-name="ce67"/>
          <table:table-cell table:number-columns-repeated="1018"/>
        </table:table-row>
        <table:table-row table:style-name="ro1">
          <table:table-cell table:style-name="ce12" office:value-type="string" calcext:value-type="string">
            <text:p>Veggie Platte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B$59]/110" office:value-type="float" office:value="0.109090909090909" calcext:value-type="float">
            <text:p>0.109090909090909</text:p>
          </table:table-cell>
          <table:table-cell table:style-name="ce47" table:formula="of:=[.E57]*[.B57]" office:value-type="currency" office:currency="£" office:value="36" calcext:value-type="currency">
            <text:p>£36.00</text:p>
          </table:table-cell>
          <table:table-cell table:style-name="ce47" office:value-type="currency" office:currency="£" office:value="18" calcext:value-type="currency">
            <text:p>£18.00</text:p>
          </table:table-cell>
          <table:table-cell table:style-name="ce66"/>
          <table:table-cell table:number-columns-repeated="1018"/>
        </table:table-row>
        <table:table-row table:style-name="ro1">
          <table:table-cell table:style-name="ce13" office:value-type="string" calcext:value-type="string">
            <text:p>Veggie Platter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[.B$59]/110" office:value-type="float" office:value="0.109090909090909" calcext:value-type="float">
            <text:p>0.109090909090909</text:p>
          </table:table-cell>
          <table:table-cell table:style-name="ce48" table:formula="of:=[.E58]*[.B58]" office:value-type="currency" office:currency="£" office:value="0" calcext:value-type="currency">
            <text:p>£0.00</text:p>
          </table:table-cell>
          <table:table-cell table:style-name="ce48" office:value-type="currency" office:currency="£" office:value="0" calcext:value-type="currency">
            <text:p>£0.00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28" table:formula="of:=SUM([.B55:.B58])" office:value-type="float" office:value="12" calcext:value-type="float">
            <text:p>12</text:p>
          </table:table-cell>
          <table:table-cell table:style-name="ce29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29"/>
          <table:table-cell table:style-name="ce37" table:number-columns-repeated="2"/>
          <table:table-cell table:style-name="ce29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30"/>
          <table:table-cell table:style-name="ce38" office:value-type="string" calcext:value-type="string">
            <text:p>TOTAL</text:p>
          </table:table-cell>
          <table:table-cell table:style-name="ce49" table:formula="of:=SUM([.D55:.D58])" office:value-type="currency" office:currency="£" office:value="234" calcext:value-type="currency">
            <text:p>£234.00</text:p>
          </table:table-cell>
          <table:table-cell table:style-name="ce29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30"/>
          <table:table-cell table:style-name="ce39" office:value-type="string" calcext:value-type="string">
            <text:p>Price Per Person</text:p>
          </table:table-cell>
          <table:table-cell table:style-name="ce50" table:formula="of:=[.D61]/110" office:value-type="currency" office:currency="£" office:value="2.12727272727273" calcext:value-type="currency">
            <text:p>£2.13</text:p>
          </table:table-cell>
          <table:table-cell table:style-name="ce29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/>
          <table:table-cell table:style-name="ce5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5" office:value-type="string" calcext:value-type="string">
            <text:p>Prizes</text:p>
          </table:table-cell>
          <table:table-cell table:style-name="ce21" office:value-type="string" calcext:value-type="string">
            <text:p>Order Quantitiy</text:p>
          </table:table-cell>
          <table:table-cell table:style-name="ce23" office:value-type="string" calcext:value-type="string">
            <text:p>Price Per Uni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st Place Prize (Chromecasts)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currency" office:currency="£" office:value="30" calcext:value-type="currency">
            <text:p>£30.00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UB TOTAL</text:p>
          </table:table-cell>
          <table:table-cell table:style-name="ce31" table:formula="of:=[.B66]*[.C66]" office:value-type="currency" office:currency="£" office:value="120" calcext:value-type="currency">
            <text:p>£120.00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2" office:value-type="string" calcext:value-type="string">
            <text:p>Hacker Spirit Prize (NodeMCU)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currency" office:currency="£" office:value="5.39" calcext:value-type="currency">
            <text:p>£5.39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UB TOTAL</text:p>
          </table:table-cell>
          <table:table-cell table:style-name="ce31" table:formula="of:=[.B68]*[.C68]" office:value-type="currency" office:currency="£" office:value="21.56" calcext:value-type="currency">
            <text:p>£21.56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2" office:value-type="string" calcext:value-type="string">
            <text:p>1st Hack Prize (Nerf Guns)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currency" office:currency="£" office:value="5" calcext:value-type="currency">
            <text:p>£5.00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UB TOTAL</text:p>
          </table:table-cell>
          <table:table-cell table:style-name="ce31" table:formula="of:=[.B70]*[.C70]" office:value-type="currency" office:currency="£" office:value="20" calcext:value-type="currency">
            <text:p>£20.00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31" table:formula="of:=SUM([.B67];[.B69];[.B71])" office:value-type="currency" office:currency="£" office:value="161.56" calcext:value-type="currency">
            <text:p>£161.56</text:p>
          </table:table-cell>
          <table:table-cell table:style-name="ce40"/>
          <table:table-cell table:number-columns-repeated="1021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urrent Budget'.I10:'Current Budget'.I18">
            <calcext:condition calcext:apply-style-name="ConditionalStyle_1" calcext:value="between(0.5,0.25)" calcext:base-cell-address="'Current Budget'.I10"/>
          </calcext:conditional-format>
          <calcext:conditional-format calcext:target-range-address="'Current Budget'.I10:'Current Budget'.I18">
            <calcext:condition calcext:apply-style-name="ConditionalStyle_2" calcext:value="between(1,0.5)" calcext:base-cell-address="'Current Budget'.I10"/>
          </calcext:conditional-format>
          <calcext:conditional-format calcext:target-range-address="'Current Budget'.I10:'Current Budget'.I18">
            <calcext:condition calcext:apply-style-name="ConditionalStyle_3" calcext:value="between(0.25,0)" calcext:base-cell-address="'Current Budget'.I10"/>
          </calcext:conditional-format>
          <calcext:conditional-format calcext:target-range-address="'Current Budget'.E3:'Current Budget'.E5 'Current Budget'.E7:'Current Budget'.E17">
            <calcext:condition calcext:apply-style-name="ConditionalStyle_3" calcext:value="=0" calcext:base-cell-address="'Current Budget'.E3"/>
          </calcext:conditional-format>
        </calcext:conditional-formats>
      </table:table>
      <table:table table:name="Expenses Tracker" table:style-name="ta2"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72" office:value-type="string" calcext:value-type="string" table:number-columns-spanned="1" table:number-rows-spanned="2">
            <text:p>Total Funds Left</text:p>
          </table:table-cell>
          <table:table-cell table:style-name="ce72" office:value-type="string" calcext:value-type="string" table:number-columns-spanned="4" table:number-rows-spanned="1">
            <text:p>Expense</text:p>
          </table:table-cell>
          <table:covered-table-cell table:number-columns-repeated="3"/>
          <table:table-cell table:style-name="ce72" office:value-type="string" calcext:value-type="string" table:number-columns-spanned="1" table:number-rows-spanned="2">
            <text:p>Total Funds Left</text:p>
          </table:table-cell>
          <table:table-cell/>
          <table:table-cell table:style-name="ce6" office:value-type="string" calcext:value-type="string">
            <text:p>Total Expenses Per Person</text:p>
          </table:table-cell>
          <table:table-cell table:number-columns-repeated="7"/>
          <table:table-cell table:style-name="ce6" office:value-type="string" calcext:value-type="string">
            <text:p>Y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erson</text:p>
          </table:table-cell>
          <table:table-cell table:style-name="ce6" office:value-type="string" calcext:value-type="string">
            <text:p>Claimed</text:p>
          </table:table-cell>
          <table:table-cell table:style-name="ce6" office:value-type="string" calcext:value-type="string">
            <text:p>Amount</text:p>
          </table:table-cell>
          <table:covered-table-cell/>
          <table:table-cell/>
          <table:table-cell table:style-name="ce6" office:value-type="string" calcext:value-type="string">
            <text:p>James</text:p>
          </table:table-cell>
          <table:table-cell table:style-name="ce73" table:formula="of:=[.E7]+[.E8]+[.E9]+[.E10]+[.E13]+[.E17]" office:value-type="currency" office:currency="£" office:value="101.04" calcext:value-type="currency">
            <text:p>£101.04</text:p>
          </table:table-cell>
          <table:table-cell table:number-columns-repeated="6"/>
          <table:table-cell table:style-name="ce6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73" table:formula="of:=[$'Current Budget'.B18]" office:value-type="currency" office:currency="£" office:value="2019" calcext:value-type="currency">
            <text:p>£2,019.00</text:p>
          </table:table-cell>
          <table:table-cell table:style-name="ce6" office:value-type="string" calcext:value-type="string">
            <office:annotation draw:style-name="gr1" draw:text-style-name="P2" svg:width="284.14pt" svg:height="42.75pt" svg:x="223.99pt" svg:y="54.74pt" draw:caption-point-x="-11.54pt" draw:caption-point-y="-22.96pt">
              <dc:date>2019-11-04T00:00:00</dc:date>
              <text:p text:style-name="P1">Money left over from this was used for more food shops (see Petty cash sheet)</text:p>
              <text:p text:style-name="P1"/>
            </office:annotation>
            <text:p>Costco + Extras</text:p>
          </table:table-cell>
          <table:table-cell table:style-name="ce51" office:value-type="string" calcext:value-type="string">
            <text:p>Lauren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350" calcext:value-type="currency">
            <text:p>£350.00</text:p>
          </table:table-cell>
          <table:table-cell table:style-name="ce73" table:formula="of:=[.A3]-[.E3]" office:value-type="currency" office:currency="£" office:value="1669" calcext:value-type="currency">
            <text:p>£1,669.00</text:p>
          </table:table-cell>
          <table:table-cell/>
          <table:table-cell table:style-name="ce6" office:value-type="string" calcext:value-type="string">
            <text:p>Bear</text:p>
          </table:table-cell>
          <table:table-cell table:style-name="ce51" table:formula="of:=[.E5]+[.E6]" office:value-type="currency" office:currency="£" office:value="145" calcext:value-type="currency">
            <text:p>£145.00</text:p>
          </table:table-cell>
          <table:table-cell table:number-columns-repeated="6"/>
          <table:table-cell table:style-name="ce6" office:value-type="string" calcext:value-type="string">
            <text:p>n/a</text:p>
          </table:table-cell>
          <table:table-cell table:number-columns-repeated="1008"/>
        </table:table-row>
        <table:table-row table:style-name="ro1">
          <table:table-cell table:style-name="ce73" table:formula="of:=[.F3]" office:value-type="currency" office:currency="£" office:value="1669" calcext:value-type="currency">
            <text:p>£1,669.00</text:p>
          </table:table-cell>
          <table:table-cell table:style-name="ce6" office:value-type="string" calcext:value-type="string">
            <text:p>Dominos</text:p>
          </table:table-cell>
          <table:table-cell table:style-name="ce51" office:value-type="string" calcext:value-type="string">
            <text:p>Society Funds</text:p>
          </table:table-cell>
          <table:table-cell table:style-name="ce74" table:content-validation-name="val1" office:value-type="string" calcext:value-type="string">
            <text:p>n/a</text:p>
          </table:table-cell>
          <table:table-cell table:style-name="ce51" office:value-type="currency" office:currency="£" office:value="480" calcext:value-type="currency">
            <text:p>£480.00</text:p>
          </table:table-cell>
          <table:table-cell table:style-name="ce73" table:formula="of:=[.A4]-[.E4]" office:value-type="currency" office:currency="£" office:value="1189" calcext:value-type="currency">
            <text:p>£1,189.00</text:p>
          </table:table-cell>
          <table:table-cell/>
          <table:table-cell table:style-name="ce6" office:value-type="string" calcext:value-type="string">
            <text:p>Tom</text:p>
          </table:table-cell>
          <table:table-cell table:style-name="ce73" table:formula="of:=[.E15]" office:value-type="currency" office:currency="£" office:value="6.5" calcext:value-type="currency">
            <text:p>£6.50</text:p>
          </table:table-cell>
          <table:table-cell table:number-columns-repeated="1015"/>
        </table:table-row>
        <table:table-row table:style-name="ro1">
          <table:table-cell table:style-name="ce73" table:formula="of:=[.F4]" office:value-type="currency" office:currency="£" office:value="1189" calcext:value-type="currency">
            <text:p>£1,189.00</text:p>
          </table:table-cell>
          <table:table-cell table:style-name="ce6" office:value-type="string" calcext:value-type="string">
            <text:p>5 Extention Leads</text:p>
          </table:table-cell>
          <table:table-cell table:style-name="ce51" office:value-type="string" calcext:value-type="string">
            <text:p>Bear</text:p>
          </table:table-cell>
          <table:table-cell table:style-name="ce74" table:content-validation-name="val1" office:value-type="string" calcext:value-type="string">
            <text:p>N</text:p>
          </table:table-cell>
          <table:table-cell table:style-name="ce51" office:value-type="currency" office:currency="£" office:value="25" calcext:value-type="currency">
            <text:p>£25.00</text:p>
          </table:table-cell>
          <table:table-cell table:style-name="ce73" table:formula="of:=[.A5]-[.E5]" office:value-type="currency" office:currency="£" office:value="1164" calcext:value-type="currency">
            <text:p>£1,164.00</text:p>
          </table:table-cell>
          <table:table-cell/>
          <table:table-cell table:style-name="ce6" office:value-type="string" calcext:value-type="string">
            <text:p>Josh</text:p>
          </table:table-cell>
          <table:table-cell table:style-name="ce73" table:formula="of:=[.E16]" office:value-type="currency" office:currency="£" office:value="6.85" calcext:value-type="currency">
            <text:p>£6.85</text:p>
          </table:table-cell>
          <table:table-cell table:number-columns-repeated="1015"/>
        </table:table-row>
        <table:table-row table:style-name="ro1">
          <table:table-cell table:style-name="ce73" table:formula="of:=[.F5]" office:value-type="currency" office:currency="£" office:value="1164" calcext:value-type="currency">
            <text:p>£1,164.00</text:p>
          </table:table-cell>
          <table:table-cell table:style-name="ce6" office:value-type="string" calcext:value-type="string">
            <text:p>4 Chromecasts</text:p>
          </table:table-cell>
          <table:table-cell table:style-name="ce51" office:value-type="string" calcext:value-type="string">
            <text:p>Bear</text:p>
          </table:table-cell>
          <table:table-cell table:style-name="ce74" table:content-validation-name="val1" office:value-type="string" calcext:value-type="string">
            <text:p>N</text:p>
          </table:table-cell>
          <table:table-cell table:style-name="ce51" office:value-type="currency" office:currency="£" office:value="120" calcext:value-type="currency">
            <text:p>£120.00</text:p>
          </table:table-cell>
          <table:table-cell table:style-name="ce73" table:formula="of:=[.A6]-[.E6]" office:value-type="currency" office:currency="£" office:value="1044" calcext:value-type="currency">
            <text:p>£1,044.00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6]" office:value-type="currency" office:currency="£" office:value="1044" calcext:value-type="currency">
            <text:p>£1,044.00</text:p>
          </table:table-cell>
          <table:table-cell table:style-name="ce6" office:value-type="string" calcext:value-type="string">
            <text:p>NodeMcu (Prizes)</text:p>
          </table:table-cell>
          <table:table-cell table:style-name="ce51" office:value-type="string" calcext:value-type="string">
            <text:p>James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21.56" calcext:value-type="currency">
            <text:p>£21.56</text:p>
          </table:table-cell>
          <table:table-cell table:style-name="ce73" table:formula="of:=[.A7]-[.E7]" office:value-type="currency" office:currency="£" office:value="1022.44" calcext:value-type="currency">
            <text:p>£1,022.44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7]" office:value-type="currency" office:currency="£" office:value="1022.44" calcext:value-type="currency">
            <text:p>£1,022.44</text:p>
          </table:table-cell>
          <table:table-cell table:style-name="ce6" office:value-type="string" calcext:value-type="string">
            <text:p>Blue Wristbands</text:p>
          </table:table-cell>
          <table:table-cell table:style-name="ce51" office:value-type="string" calcext:value-type="string">
            <text:p>James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27.6" calcext:value-type="currency">
            <text:p>£27.60</text:p>
          </table:table-cell>
          <table:table-cell table:style-name="ce73" table:formula="of:=[.A8]-[.E8]" office:value-type="currency" office:currency="£" office:value="994.84" calcext:value-type="currency">
            <text:p>£994.84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8]" office:value-type="currency" office:currency="£" office:value="994.84" calcext:value-type="currency">
            <text:p>£994.84</text:p>
          </table:table-cell>
          <table:table-cell table:style-name="ce6" office:value-type="string" calcext:value-type="string">
            <text:p>Red Wristbands</text:p>
          </table:table-cell>
          <table:table-cell table:style-name="ce51" office:value-type="string" calcext:value-type="string">
            <text:p>James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3.89" calcext:value-type="currency">
            <text:p>£3.89</text:p>
          </table:table-cell>
          <table:table-cell table:style-name="ce73" table:formula="of:=[.A9]-[.E9]" office:value-type="currency" office:currency="£" office:value="990.95" calcext:value-type="currency">
            <text:p>£990.95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9]" office:value-type="currency" office:currency="£" office:value="990.95" calcext:value-type="currency">
            <text:p>£990.95</text:p>
          </table:table-cell>
          <table:table-cell table:style-name="ce6" office:value-type="string" calcext:value-type="string">
            <text:p>Lanyards</text:p>
          </table:table-cell>
          <table:table-cell table:style-name="ce51" office:value-type="string" calcext:value-type="string">
            <text:p>James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12.99" calcext:value-type="currency">
            <text:p>£12.99</text:p>
          </table:table-cell>
          <table:table-cell table:style-name="ce73" table:formula="of:=[.A10]-[.E10]" office:value-type="currency" office:currency="£" office:value="977.96" calcext:value-type="currency">
            <text:p>£977.96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10]" office:value-type="currency" office:currency="£" office:value="977.96" calcext:value-type="currency">
            <text:p>£977.96</text:p>
          </table:table-cell>
          <table:table-cell table:style-name="ce6" office:value-type="string" calcext:value-type="string">
            <text:p>Mc Donalds</text:p>
          </table:table-cell>
          <table:table-cell table:style-name="ce51" office:value-type="string" calcext:value-type="string">
            <text:p>Callum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216.9" calcext:value-type="currency">
            <text:p>£216.90</text:p>
          </table:table-cell>
          <table:table-cell table:style-name="ce73" table:formula="of:=[.A11]-[.E11]" office:value-type="currency" office:currency="£" office:value="761.06" calcext:value-type="currency">
            <text:p>£761.06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11]" office:value-type="currency" office:currency="£" office:value="761.06" calcext:value-type="currency">
            <text:p>£761.06</text:p>
          </table:table-cell>
          <table:table-cell table:style-name="ce6" office:value-type="string" calcext:value-type="string">
            <text:p>Subway</text:p>
          </table:table-cell>
          <table:table-cell table:style-name="ce51" office:value-type="string" calcext:value-type="string">
            <text:p>Josh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258" calcext:value-type="currency">
            <office:annotation draw:style-name="gr2" draw:text-style-name="P2" svg:width="372.19pt" svg:height="26.99pt" svg:x="428pt" svg:y="196.5pt" draw:caption-point-x="-11.54pt" draw:caption-point-y="-22.99pt">
              <dc:date>2019-11-04T00:00:00</dc:date>
              <text:p text:style-name="P1">Subway cost less than this, see petty cash tracker</text:p>
            </office:annotation>
            <text:p>£258.00</text:p>
          </table:table-cell>
          <table:table-cell table:style-name="ce73" table:formula="of:=[.A12]-[.E12]" office:value-type="currency" office:currency="£" office:value="503.06" calcext:value-type="currency">
            <text:p>£503.06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12]" office:value-type="currency" office:currency="£" office:value="503.06" calcext:value-type="currency">
            <text:p>£503.06</text:p>
          </table:table-cell>
          <table:table-cell table:style-name="ce6" office:value-type="string" calcext:value-type="string">
            <text:p>Nerf Guns (Prizes) </text:p>
          </table:table-cell>
          <table:table-cell table:style-name="ce6" office:value-type="string" calcext:value-type="string">
            <text:p>James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20" calcext:value-type="currency">
            <text:p>£20.00</text:p>
          </table:table-cell>
          <table:table-cell table:style-name="ce73" table:formula="of:=[.A13]-[.E13]" office:value-type="currency" office:currency="£" office:value="483.06" calcext:value-type="currency">
            <text:p>£483.06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13]" office:value-type="currency" office:currency="£" office:value="483.06" calcext:value-type="currency">
            <text:p>£483.06</text:p>
          </table:table-cell>
          <table:table-cell table:style-name="ce6" office:value-type="string" calcext:value-type="string">
            <text:p>Emergency Funds</text:p>
          </table:table-cell>
          <table:table-cell table:style-name="ce6" office:value-type="string" calcext:value-type="string">
            <text:p>Callum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100" calcext:value-type="currency">
            <text:p>£100.00</text:p>
          </table:table-cell>
          <table:table-cell table:style-name="ce73" table:formula="of:=[.A14]-[.E14]" office:value-type="currency" office:currency="£" office:value="383.06" calcext:value-type="currency">
            <text:p>£383.06</text:p>
          </table:table-cell>
          <table:table-cell/>
          <table:table-cell table:style-name="ce6" office:value-type="float" office:value="126.58" calcext:value-type="float">
            <text:p>126.58</text:p>
          </table:table-cell>
          <table:table-cell table:style-name="ce73" table:formula="of:=[.I2]+[.I5]" office:value-type="currency" office:currency="£" office:value="107.89" calcext:value-type="currency">
            <text:p>£107.89</text:p>
          </table:table-cell>
          <table:table-cell table:number-columns-repeated="1015"/>
        </table:table-row>
        <table:table-row table:style-name="ro1">
          <table:table-cell table:style-name="ce73" table:formula="of:=[.F14]" office:value-type="currency" office:currency="£" office:value="383.06" calcext:value-type="currency">
            <text:p>£383.06</text:p>
          </table:table-cell>
          <table:table-cell table:style-name="ce6" office:value-type="string" calcext:value-type="string">
            <text:p>Cous Cous and Red Bull</text:p>
          </table:table-cell>
          <table:table-cell table:style-name="ce51" office:value-type="string" calcext:value-type="string">
            <text:p>Tom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6.5" calcext:value-type="currency">
            <text:p>£6.50</text:p>
          </table:table-cell>
          <table:table-cell table:style-name="ce73" table:formula="of:=[.A15]-[.E15]" office:value-type="currency" office:currency="£" office:value="376.56" calcext:value-type="currency">
            <text:p>£376.56</text:p>
          </table:table-cell>
          <table:table-cell/>
          <table:table-cell table:style-name="ce6" office:value-type="float" office:value="121.08" calcext:value-type="float">
            <text:p>121.08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73" table:formula="of:=[.F15]" office:value-type="currency" office:currency="£" office:value="376.56" calcext:value-type="currency">
            <text:p>£376.56</text:p>
          </table:table-cell>
          <table:table-cell table:style-name="ce6" office:value-type="string" calcext:value-type="string">
            <text:p>Cash Box</text:p>
          </table:table-cell>
          <table:table-cell table:style-name="ce51" office:value-type="string" calcext:value-type="string">
            <text:p>Josh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6.85" calcext:value-type="currency">
            <text:p>£6.85</text:p>
          </table:table-cell>
          <table:table-cell table:style-name="ce73" table:formula="of:=[.A16]-[.E16]" office:value-type="currency" office:currency="£" office:value="369.71" calcext:value-type="currency">
            <text:p>£369.71</text:p>
          </table:table-cell>
          <table:table-cell/>
          <table:table-cell table:style-name="ce6" office:value-type="float" office:value="101.04" calcext:value-type="float">
            <text:p>101.04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73" table:formula="of:=[.F16]" office:value-type="currency" office:currency="£" office:value="369.71" calcext:value-type="currency">
            <text:p>£369.71</text:p>
          </table:table-cell>
          <table:table-cell table:style-name="ce6" office:value-type="string" calcext:value-type="string">
            <text:p>Fuel</text:p>
          </table:table-cell>
          <table:table-cell table:style-name="ce51" office:value-type="string" calcext:value-type="string">
            <text:p>James</text:p>
          </table:table-cell>
          <table:table-cell table:style-name="ce74" table:content-validation-name="val1" office:value-type="string" calcext:value-type="string">
            <text:p>Y</text:p>
          </table:table-cell>
          <table:table-cell table:style-name="ce51" office:value-type="currency" office:currency="£" office:value="15" calcext:value-type="currency">
            <text:p>£15.00</text:p>
          </table:table-cell>
          <table:table-cell table:style-name="ce73" table:formula="of:=[.A17]-[.E17]" office:value-type="currency" office:currency="£" office:value="354.71" calcext:value-type="currency">
            <text:p>£354.71</text:p>
          </table:table-cell>
          <table:table-cell/>
          <table:table-cell table:formula="of:=[.H15]-[.H16]" office:value-type="float" office:value="20.04" calcext:value-type="float">
            <text:p>20.04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73" table:formula="of:=[.F17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18]-[.E18]" office:value-type="currency" office:currency="£" office:value="354.71" calcext:value-type="currency">
            <text:p>£354.71</text:p>
          </table:table-cell>
          <table:table-cell/>
          <table:table-cell table:style-name="ce73" table:formula="of:=[.I4]" office:value-type="currency" office:currency="£" office:value="6.5" calcext:value-type="currency">
            <text:p>£6.50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73" table:formula="of:=[.F18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19]-[.E19]" office:value-type="currency" office:currency="£" office:value="354.71" calcext:value-type="currency">
            <text:p>£354.71</text:p>
          </table:table-cell>
          <table:table-cell/>
          <table:table-cell table:style-name="ce73" table:formula="of:=[.H17]-[.H18]" office:value-type="currency" office:currency="£" office:value="13.54" calcext:value-type="currency">
            <text:p>£13.54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73" table:formula="of:=[.F19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0]-[.E20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20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1]-[.E21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21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2]-[.E22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22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3]-[.E23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23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4]-[.E24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24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5]-[.E25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25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6]-[.E26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26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7]-[.E27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27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8]-[.E28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1">
          <table:table-cell table:style-name="ce73" table:formula="of:=[.F28]" office:value-type="currency" office:currency="£" office:value="354.71" calcext:value-type="currency">
            <text:p>£354.71</text:p>
          </table:table-cell>
          <table:table-cell/>
          <table:table-cell table:style-name="ce73"/>
          <table:table-cell table:style-name="ce75" table:content-validation-name="val1"/>
          <table:table-cell table:style-name="ce73"/>
          <table:table-cell table:style-name="ce73" table:formula="of:=[.A29]-[.E29]" office:value-type="currency" office:currency="£" office:value="354.71" calcext:value-type="currency">
            <text:p>£354.71</text:p>
          </table:table-cell>
          <table:table-cell table:number-columns-repeated="2"/>
          <table:table-cell table:style-name="ce73"/>
          <table:table-cell table:number-columns-repeated="1015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Expenses Tracker'.D3:'Expenses Tracker'.D29">
            <calcext:condition calcext:apply-style-name="ConditionalStyle_2" calcext:value="=&quot;Y&quot;" calcext:base-cell-address="'Expenses Tracker'.D3"/>
          </calcext:conditional-format>
          <calcext:conditional-format calcext:target-range-address="'Expenses Tracker'.D3:'Expenses Tracker'.D29">
            <calcext:condition calcext:apply-style-name="ConditionalStyle_3" calcext:value="=&quot;N&quot;" calcext:base-cell-address="'Expenses Tracker'.D3"/>
          </calcext:conditional-format>
          <calcext:conditional-format calcext:target-range-address="'Expenses Tracker'.D3:'Expenses Tracker'.D29">
            <calcext:condition calcext:apply-style-name="ConditionalStyle_4" calcext:value="=&quot;n/a&quot;" calcext:base-cell-address="'Expenses Tracker'.D3"/>
          </calcext:conditional-format>
        </calcext:conditional-formats>
      </table:table>
      <table:table table:name="Petty Cash Tracker" table:style-name="ta3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1007" table:default-cell-style-name="Default"/>
        <table:table-row table:style-name="ro1">
          <table:table-cell table:style-name="ce2" office:value-type="string" calcext:value-type="string">
            <text:p>Josh</text:p>
          </table:table-cell>
          <table:table-cell table:style-name="ce51" table:formula="of:=MAX([.F15])" office:value-type="currency" office:currency="£" office:value="0" calcext:value-type="currency">
            <text:p>£0.00</text:p>
          </table:table-cell>
          <table:table-cell table:style-name="ce6" table:number-columns-repeated="3"/>
          <table:table-cell table:style-name="ce78"/>
          <table:table-cell/>
          <table:table-cell table:style-name="ce2" office:value-type="string" calcext:value-type="string">
            <text:p>CashBox</text:p>
          </table:table-cell>
          <table:table-cell table:style-name="ce51" table:formula="of:=MAX([.M15])" office:value-type="currency" office:currency="£" office:value="26.35" calcext:value-type="currency">
            <text:p>£26.35</text:p>
          </table:table-cell>
          <table:table-cell table:style-name="ce6" table:number-columns-repeated="3"/>
          <table:table-cell table:style-name="ce78"/>
          <table:table-cell/>
          <table:table-cell table:style-name="ce2" office:value-type="string" calcext:value-type="string">
            <text:p>Callum</text:p>
          </table:table-cell>
          <table:table-cell table:style-name="ce51" table:formula="of:=MAX([.T15])" office:value-type="currency" office:currency="£" office:value="100" calcext:value-type="currency">
            <text:p>£100.00</text:p>
          </table:table-cell>
          <table:table-cell table:style-name="ce6" table:number-columns-repeated="3"/>
          <table:table-cell table:style-name="ce78"/>
          <table:table-cell table:number-columns-repeated="1004"/>
        </table:table-row>
        <table:table-row table:style-name="ro1">
          <table:table-cell table:style-name="ce2" office:value-type="string" calcext:value-type="string">
            <text:p>Starting</text:p>
          </table:table-cell>
          <table:table-cell table:style-name="ce6" office:value-type="string" calcext:value-type="string">
            <text:p>Inflow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Outflow</text:p>
          </table:table-cell>
          <table:table-cell table:style-name="ce6" office:value-type="string" calcext:value-type="string">
            <text:p>Description</text:p>
          </table:table-cell>
          <table:table-cell table:style-name="ce17" office:value-type="string" calcext:value-type="string">
            <text:p>Left Over</text:p>
          </table:table-cell>
          <table:table-cell/>
          <table:table-cell table:style-name="ce2" office:value-type="string" calcext:value-type="string">
            <text:p>Starting</text:p>
          </table:table-cell>
          <table:table-cell table:style-name="ce6" office:value-type="string" calcext:value-type="string">
            <text:p>Inflow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Outflow</text:p>
          </table:table-cell>
          <table:table-cell table:style-name="ce6" office:value-type="string" calcext:value-type="string">
            <text:p>Description</text:p>
          </table:table-cell>
          <table:table-cell table:style-name="ce17" office:value-type="string" calcext:value-type="string">
            <text:p>Left Over</text:p>
          </table:table-cell>
          <table:table-cell/>
          <table:table-cell table:style-name="ce2" office:value-type="string" calcext:value-type="string">
            <text:p>Starting</text:p>
          </table:table-cell>
          <table:table-cell table:style-name="ce6" office:value-type="string" calcext:value-type="string">
            <text:p>Inflow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Outflow</text:p>
          </table:table-cell>
          <table:table-cell table:style-name="ce6" office:value-type="string" calcext:value-type="string">
            <text:p>Description</text:p>
          </table:table-cell>
          <table:table-cell table:style-name="ce17" office:value-type="string" calcext:value-type="string">
            <text:p>Left Over</text:p>
          </table:table-cell>
          <table:table-cell table:number-columns-repeated="1004"/>
        </table:table-row>
        <table:table-row table:style-name="ro1">
          <table:table-cell table:style-name="ce76" office:value-type="currency" office:currency="£" office:value="0" calcext:value-type="currency">
            <text:p>£0.00</text:p>
          </table:table-cell>
          <table:table-cell table:style-name="ce51" office:value-type="currency" office:currency="£" office:value="118.25" calcext:value-type="currency">
            <text:p>£118.25</text:p>
          </table:table-cell>
          <table:table-cell table:style-name="ce6" office:value-type="string" calcext:value-type="string">
            <text:p>Money left over from costco</text:p>
          </table:table-cell>
          <table:table-cell table:style-name="ce51" office:value-type="currency" office:currency="£" office:value="76.44" calcext:value-type="currency">
            <text:p>£76.44</text:p>
          </table:table-cell>
          <table:table-cell table:style-name="ce6" office:value-type="string" calcext:value-type="string">
            <text:p>Aldi Shop</text:p>
          </table:table-cell>
          <table:table-cell table:style-name="ce19" table:formula="of:=[.A3]+[.B3]-[.D3]" office:value-type="currency" office:currency="£" office:value="41.81" calcext:value-type="currency">
            <text:p>£41.81</text:p>
          </table:table-cell>
          <table:table-cell/>
          <table:table-cell table:style-name="ce76" office:value-type="currency" office:currency="£" office:value="0" calcext:value-type="currency">
            <text:p>£0.00</text:p>
          </table:table-cell>
          <table:table-cell table:style-name="ce51" office:value-type="currency" office:currency="£" office:value="35" calcext:value-type="currency">
            <text:p>£35.00</text:p>
          </table:table-cell>
          <table:table-cell table:style-name="ce6" office:value-type="string" calcext:value-type="string">
            <text:p>From Josh</text:p>
          </table:table-cell>
          <table:table-cell table:style-name="ce73"/>
          <table:table-cell/>
          <table:table-cell table:style-name="ce19" table:formula="of:=[.H3]+[.I3]-[.K3]" office:value-type="currency" office:currency="£" office:value="35" calcext:value-type="currency">
            <text:p>£35.00</text:p>
          </table:table-cell>
          <table:table-cell/>
          <table:table-cell table:style-name="ce76" office:value-type="currency" office:currency="£" office:value="0" calcext:value-type="currency">
            <text:p>£0.00</text:p>
          </table:table-cell>
          <table:table-cell table:style-name="ce51" office:value-type="currency" office:currency="£" office:value="100" calcext:value-type="currency">
            <text:p>£100.00</text:p>
          </table:table-cell>
          <table:table-cell table:style-name="ce6" office:value-type="string" calcext:value-type="string">
            <text:p>Emergency funds</text:p>
          </table:table-cell>
          <table:table-cell table:style-name="ce73"/>
          <table:table-cell/>
          <table:table-cell table:style-name="ce19" table:formula="of:=[.O3]+[.P3]-[.R3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3]" office:value-type="currency" office:currency="£" office:value="41.81" calcext:value-type="currency">
            <text:p>£41.81</text:p>
          </table:table-cell>
          <table:table-cell table:style-name="ce73"/>
          <table:table-cell/>
          <table:table-cell table:style-name="ce51" office:value-type="currency" office:currency="£" office:value="10.81" calcext:value-type="currency">
            <text:p>£10.81</text:p>
          </table:table-cell>
          <table:table-cell table:style-name="ce6" office:value-type="string" calcext:value-type="string">
            <text:p>Lidl Shop</text:p>
          </table:table-cell>
          <table:table-cell table:style-name="ce19" table:formula="of:=[.A4]+[.B4]-[.D4]" office:value-type="currency" office:currency="£" office:value="31" calcext:value-type="currency">
            <text:p>£31.00</text:p>
          </table:table-cell>
          <table:table-cell/>
          <table:table-cell table:style-name="ce77" table:formula="of:=[.M3]" office:value-type="currency" office:currency="£" office:value="35" calcext:value-type="currency">
            <text:p>£35.00</text:p>
          </table:table-cell>
          <table:table-cell table:style-name="ce51" office:value-type="currency" office:currency="£" office:value="20" calcext:value-type="currency">
            <text:p>£20.00</text:p>
          </table:table-cell>
          <table:table-cell table:style-name="ce6" office:value-type="string" calcext:value-type="string">
            <text:p>From Josh</text:p>
          </table:table-cell>
          <table:table-cell table:number-columns-repeated="2"/>
          <table:table-cell table:style-name="ce19" table:formula="of:=[.H4]+[.I4]-[.K5]" office:value-type="currency" office:currency="£" office:value="50" calcext:value-type="currency">
            <text:p>£50.00</text:p>
          </table:table-cell>
          <table:table-cell/>
          <table:table-cell table:style-name="ce77" table:formula="of:=[.T3]" office:value-type="currency" office:currency="£" office:value="100" calcext:value-type="currency">
            <text:p>£100.00</text:p>
          </table:table-cell>
          <table:table-cell table:style-name="ce51" office:value-type="currency" office:currency="£" office:value="30" calcext:value-type="currency">
            <text:p>£30.00</text:p>
          </table:table-cell>
          <table:table-cell table:style-name="ce6" office:value-type="string" calcext:value-type="string">
            <text:p>from cash box</text:p>
          </table:table-cell>
          <table:table-cell table:style-name="ce51" office:value-type="currency" office:currency="£" office:value="4.1" calcext:value-type="currency">
            <text:p>£4.10</text:p>
          </table:table-cell>
          <table:table-cell table:style-name="ce6" office:value-type="string" calcext:value-type="string">
            <text:p>Sainsburys</text:p>
          </table:table-cell>
          <table:table-cell table:style-name="ce19" table:formula="of:=[.O4]+[.P4]-[.R4]" office:value-type="currency" office:currency="£" office:value="125.9" calcext:value-type="currency">
            <text:p>£125.90</text:p>
          </table:table-cell>
          <table:table-cell table:number-columns-repeated="1004"/>
        </table:table-row>
        <table:table-row table:style-name="ro1">
          <table:table-cell table:style-name="ce77" table:formula="of:=[.F4]" office:value-type="currency" office:currency="£" office:value="31" calcext:value-type="currency">
            <text:p>£31.00</text:p>
          </table:table-cell>
          <table:table-cell table:style-name="ce51" office:value-type="currency" office:currency="£" office:value="24" calcext:value-type="currency">
            <text:p>£24.00</text:p>
          </table:table-cell>
          <table:table-cell table:style-name="ce6" office:value-type="string" calcext:value-type="string">
            <text:p>Subway free platter</text:p>
          </table:table-cell>
          <table:table-cell table:style-name="ce51" office:value-type="currency" office:currency="£" office:value="35" calcext:value-type="currency">
            <text:p>£35.00</text:p>
          </table:table-cell>
          <table:table-cell table:style-name="ce6" office:value-type="string" calcext:value-type="string">
            <text:p>Gone to CashBox</text:p>
          </table:table-cell>
          <table:table-cell table:style-name="ce19" table:formula="of:=[.A5]+[.B5]-[.D5]" office:value-type="currency" office:currency="£" office:value="20" calcext:value-type="currency">
            <text:p>£20.00</text:p>
          </table:table-cell>
          <table:table-cell/>
          <table:table-cell table:style-name="ce77" table:formula="of:=[.M4]" office:value-type="currency" office:currency="£" office:value="50" calcext:value-type="currency">
            <text:p>£50.00</text:p>
          </table:table-cell>
          <table:table-cell table:style-name="ce51" office:value-type="currency" office:currency="£" office:value="3.5" calcext:value-type="currency">
            <text:p>£3.50</text:p>
          </table:table-cell>
          <table:table-cell table:style-name="ce6" office:value-type="string" calcext:value-type="string">
            <text:p>change from milk </text:p>
          </table:table-cell>
          <table:table-cell table:style-name="ce79" office:value-type="currency" office:currency="£" office:value="5" calcext:value-type="currency">
            <text:p>£5.00</text:p>
          </table:table-cell>
          <table:table-cell table:style-name="ce6" office:value-type="string" calcext:value-type="string">
            <text:p>Josh milk </text:p>
          </table:table-cell>
          <table:table-cell table:style-name="ce19" table:formula="of:=[.H5]+[.I5]-[.K6]" office:value-type="currency" office:currency="£" office:value="43.5" calcext:value-type="currency">
            <text:p>£43.50</text:p>
          </table:table-cell>
          <table:table-cell/>
          <table:table-cell table:style-name="ce77" table:formula="of:=[.T4]" office:value-type="currency" office:currency="£" office:value="125.9" calcext:value-type="currency">
            <text:p>£125.90</text:p>
          </table:table-cell>
          <table:table-cell table:style-name="ce73"/>
          <table:table-cell/>
          <table:table-cell table:style-name="ce51" office:value-type="currency" office:currency="£" office:value="7" calcext:value-type="currency">
            <text:p>£7.00</text:p>
          </table:table-cell>
          <table:table-cell table:style-name="ce6" office:value-type="string" calcext:value-type="string">
            <text:p>Falafals</text:p>
          </table:table-cell>
          <table:table-cell table:style-name="ce19" table:formula="of:=[.O5]+[.P5]-[.R5]" office:value-type="currency" office:currency="£" office:value="118.9" calcext:value-type="currency">
            <text:p>£118.90</text:p>
          </table:table-cell>
          <table:table-cell table:number-columns-repeated="1004"/>
        </table:table-row>
        <table:table-row table:style-name="ro1">
          <table:table-cell table:style-name="ce77" table:formula="of:=[.F5]" office:value-type="currency" office:currency="£" office:value="20" calcext:value-type="currency">
            <text:p>£20.00</text:p>
          </table:table-cell>
          <table:table-cell table:style-name="ce73"/>
          <table:table-cell/>
          <table:table-cell table:style-name="ce51" office:value-type="currency" office:currency="£" office:value="20" calcext:value-type="currency">
            <text:p>£20.00</text:p>
          </table:table-cell>
          <table:table-cell table:style-name="ce6" office:value-type="string" calcext:value-type="string">
            <text:p>Gone to CashBox</text:p>
          </table:table-cell>
          <table:table-cell table:style-name="ce19" table:formula="of:=[.A6]+[.B6]-[.D6]" office:value-type="currency" office:currency="£" office:value="0" calcext:value-type="currency">
            <text:p>£0.00</text:p>
          </table:table-cell>
          <table:table-cell/>
          <table:table-cell table:style-name="ce77" table:formula="of:=[.M5]" office:value-type="currency" office:currency="£" office:value="43.5" calcext:value-type="currency">
            <text:p>£43.50</text:p>
          </table:table-cell>
          <table:table-cell table:style-name="ce51" office:value-type="currency" office:currency="£" office:value="0.95" calcext:value-type="currency">
            <text:p>£0.95</text:p>
          </table:table-cell>
          <table:table-cell table:style-name="ce6" office:value-type="string" calcext:value-type="string">
            <text:p>change from snacks</text:p>
          </table:table-cell>
          <table:table-cell table:style-name="ce51" office:value-type="currency" office:currency="£" office:value="10" calcext:value-type="currency">
            <text:p>£10.00</text:p>
          </table:table-cell>
          <table:table-cell table:style-name="ce6" office:value-type="string" calcext:value-type="string">
            <text:p>snacks for organisers (josh)</text:p>
          </table:table-cell>
          <table:table-cell table:style-name="ce19" table:formula="of:=[.H6]+[.I6]-[.K7]" office:value-type="currency" office:currency="£" office:value="14.45" calcext:value-type="currency">
            <text:p>£14.45</text:p>
          </table:table-cell>
          <table:table-cell/>
          <table:table-cell table:style-name="ce77" table:formula="of:=[.T5]" office:value-type="currency" office:currency="£" office:value="118.9" calcext:value-type="currency">
            <text:p>£118.90</text:p>
          </table:table-cell>
          <table:table-cell table:style-name="ce73"/>
          <table:table-cell/>
          <table:table-cell table:style-name="ce51" office:value-type="currency" office:currency="£" office:value="18.9" calcext:value-type="currency">
            <text:p>£18.90</text:p>
          </table:table-cell>
          <table:table-cell table:style-name="ce6" office:value-type="string" calcext:value-type="string">
            <text:p>To cash box</text:p>
          </table:table-cell>
          <table:table-cell table:style-name="ce19" table:formula="of:=[.O6]+[.P6]-[.R6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6]" office:value-type="currency" office:currency="£" office:value="0" calcext:value-type="currency">
            <text:p>£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A7]+[.B7]-[.D7]" office:value-type="currency" office:currency="£" office:value="0" calcext:value-type="currency">
            <text:p>£0.00</text:p>
          </table:table-cell>
          <table:table-cell/>
          <table:table-cell table:style-name="ce77" table:formula="of:=[.M6]" office:value-type="currency" office:currency="£" office:value="14.45" calcext:value-type="currency">
            <text:p>£14.45</text:p>
          </table:table-cell>
          <table:table-cell table:style-name="ce51" office:value-type="currency" office:currency="£" office:value="18.9" calcext:value-type="currency">
            <text:p>£18.90</text:p>
          </table:table-cell>
          <table:table-cell table:style-name="ce6" office:value-type="string" calcext:value-type="string">
            <text:p>Change from Callum</text:p>
          </table:table-cell>
          <table:table-cell table:style-name="ce51" office:value-type="currency" office:currency="£" office:value="30" calcext:value-type="currency">
            <text:p>£30.00</text:p>
          </table:table-cell>
          <table:table-cell table:style-name="ce6" office:value-type="string" calcext:value-type="string">
            <text:p>emergency lunch food (callum)</text:p>
          </table:table-cell>
          <table:table-cell table:style-name="ce19" table:formula="of:=[.H7]+[.I7]-[.K8]" office:value-type="currency" office:currency="£" office:value="23.35" calcext:value-type="currency">
            <text:p>£23.35</text:p>
          </table:table-cell>
          <table:table-cell/>
          <table:table-cell table:style-name="ce77" table:formula="of:=[.T6]" office:value-type="currency" office:currency="£" office:value="100" calcext:value-type="currency">
            <text:p>£10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O7]+[.P7]-[.R7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7]" office:value-type="currency" office:currency="£" office:value="0" calcext:value-type="currency">
            <text:p>£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A8]+[.B8]-[.D8]" office:value-type="currency" office:currency="£" office:value="0" calcext:value-type="currency">
            <text:p>£0.00</text:p>
          </table:table-cell>
          <table:table-cell/>
          <table:table-cell table:style-name="ce77" table:formula="of:=[.M7]" office:value-type="currency" office:currency="£" office:value="23.35" calcext:value-type="currency">
            <text:p>£23.35</text:p>
          </table:table-cell>
          <table:table-cell table:style-name="ce51" office:value-type="currency" office:currency="£" office:value="3" calcext:value-type="currency">
            <text:p>£3.00</text:p>
          </table:table-cell>
          <table:table-cell table:style-name="ce6" office:value-type="string" calcext:value-type="string">
            <text:p>Change from lunch</text:p>
          </table:table-cell>
          <table:table-cell table:style-name="ce51" office:value-type="currency" office:currency="£" office:value="10" calcext:value-type="currency">
            <text:p>£10.00</text:p>
          </table:table-cell>
          <table:table-cell table:style-name="ce6" office:value-type="string" calcext:value-type="string">
            <text:p>emergency lunch food (callum)</text:p>
          </table:table-cell>
          <table:table-cell table:style-name="ce19" table:formula="of:=[.H8]+[.I8]-[.K9]" office:value-type="currency" office:currency="£" office:value="26.35" calcext:value-type="currency">
            <text:p>£26.35</text:p>
          </table:table-cell>
          <table:table-cell/>
          <table:table-cell table:style-name="ce77" table:formula="of:=[.T7]" office:value-type="currency" office:currency="£" office:value="100" calcext:value-type="currency">
            <text:p>£10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O8]+[.P8]-[.R8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8]" office:value-type="currency" office:currency="£" office:value="0" calcext:value-type="currency">
            <text:p>£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A9]+[.B9]-[.D9]" office:value-type="currency" office:currency="£" office:value="0" calcext:value-type="currency">
            <text:p>£0.00</text:p>
          </table:table-cell>
          <table:table-cell/>
          <table:table-cell table:style-name="ce77" table:formula="of:=[.M8]" office:value-type="currency" office:currency="£" office:value="26.35" calcext:value-type="currency">
            <text:p>£26.35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H9]+[.I9]-[.K10]" office:value-type="currency" office:currency="£" office:value="26.35" calcext:value-type="currency">
            <text:p>£26.35</text:p>
          </table:table-cell>
          <table:table-cell/>
          <table:table-cell table:style-name="ce77" table:formula="of:=[.T8]" office:value-type="currency" office:currency="£" office:value="100" calcext:value-type="currency">
            <text:p>£10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O9]+[.P9]-[.R9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9]" office:value-type="currency" office:currency="£" office:value="0" calcext:value-type="currency">
            <text:p>£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A10]+[.B10]-[.D10]" office:value-type="currency" office:currency="£" office:value="0" calcext:value-type="currency">
            <text:p>£0.00</text:p>
          </table:table-cell>
          <table:table-cell/>
          <table:table-cell table:style-name="ce77" table:formula="of:=[.M9]" office:value-type="currency" office:currency="£" office:value="26.35" calcext:value-type="currency">
            <text:p>£26.35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H10]+[.I10]-[.K11]" office:value-type="currency" office:currency="£" office:value="26.35" calcext:value-type="currency">
            <text:p>£26.35</text:p>
          </table:table-cell>
          <table:table-cell/>
          <table:table-cell table:style-name="ce77" table:formula="of:=[.T9]" office:value-type="currency" office:currency="£" office:value="100" calcext:value-type="currency">
            <text:p>£10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O10]+[.P10]-[.R10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10]" office:value-type="currency" office:currency="£" office:value="0" calcext:value-type="currency">
            <text:p>£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A11]+[.B11]-[.D11]" office:value-type="currency" office:currency="£" office:value="0" calcext:value-type="currency">
            <text:p>£0.00</text:p>
          </table:table-cell>
          <table:table-cell/>
          <table:table-cell table:style-name="ce77" table:formula="of:=[.M10]" office:value-type="currency" office:currency="£" office:value="26.35" calcext:value-type="currency">
            <text:p>£26.35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H11]+[.I11]-[.K12]" office:value-type="currency" office:currency="£" office:value="26.35" calcext:value-type="currency">
            <text:p>£26.35</text:p>
          </table:table-cell>
          <table:table-cell/>
          <table:table-cell table:style-name="ce77" table:formula="of:=[.T10]" office:value-type="currency" office:currency="£" office:value="100" calcext:value-type="currency">
            <text:p>£10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O11]+[.P11]-[.R11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11]" office:value-type="currency" office:currency="£" office:value="0" calcext:value-type="currency">
            <text:p>£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A12]+[.B12]-[.D12]" office:value-type="currency" office:currency="£" office:value="0" calcext:value-type="currency">
            <text:p>£0.00</text:p>
          </table:table-cell>
          <table:table-cell/>
          <table:table-cell table:style-name="ce77" table:formula="of:=[.M11]" office:value-type="currency" office:currency="£" office:value="26.35" calcext:value-type="currency">
            <text:p>£26.35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H12]+[.I12]-[.K13]" office:value-type="currency" office:currency="£" office:value="26.35" calcext:value-type="currency">
            <text:p>£26.35</text:p>
          </table:table-cell>
          <table:table-cell/>
          <table:table-cell table:style-name="ce77" table:formula="of:=[.T11]" office:value-type="currency" office:currency="£" office:value="100" calcext:value-type="currency">
            <text:p>£10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O12]+[.P12]-[.R12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12]" office:value-type="currency" office:currency="£" office:value="0" calcext:value-type="currency">
            <text:p>£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A13]+[.B13]-[.D13]" office:value-type="currency" office:currency="£" office:value="0" calcext:value-type="currency">
            <text:p>£0.00</text:p>
          </table:table-cell>
          <table:table-cell/>
          <table:table-cell table:style-name="ce77" table:formula="of:=[.M12]" office:value-type="currency" office:currency="£" office:value="26.35" calcext:value-type="currency">
            <text:p>£26.35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H13]+[.I13]-[.K14]" office:value-type="currency" office:currency="£" office:value="26.35" calcext:value-type="currency">
            <text:p>£26.35</text:p>
          </table:table-cell>
          <table:table-cell/>
          <table:table-cell table:style-name="ce77" table:formula="of:=[.T12]" office:value-type="currency" office:currency="£" office:value="100" calcext:value-type="currency">
            <text:p>£10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O13]+[.P13]-[.R13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13]" office:value-type="currency" office:currency="£" office:value="0" calcext:value-type="currency">
            <text:p>£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A14]+[.B14]-[.D14]" office:value-type="currency" office:currency="£" office:value="0" calcext:value-type="currency">
            <text:p>£0.00</text:p>
          </table:table-cell>
          <table:table-cell/>
          <table:table-cell table:style-name="ce77" table:formula="of:=[.M13]" office:value-type="currency" office:currency="£" office:value="26.35" calcext:value-type="currency">
            <text:p>£26.35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H14]+[.I14]-[.K15]" office:value-type="currency" office:currency="£" office:value="26.35" calcext:value-type="currency">
            <text:p>£26.35</text:p>
          </table:table-cell>
          <table:table-cell/>
          <table:table-cell table:style-name="ce77" table:formula="of:=[.T13]" office:value-type="currency" office:currency="£" office:value="100" calcext:value-type="currency">
            <text:p>£10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O14]+[.P14]-[.R14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1">
          <table:table-cell table:style-name="ce77" table:formula="of:=[.F14]" office:value-type="currency" office:currency="£" office:value="0" calcext:value-type="currency">
            <text:p>£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A15]+[.B15]-[.D15]" office:value-type="currency" office:currency="£" office:value="0" calcext:value-type="currency">
            <text:p>£0.00</text:p>
          </table:table-cell>
          <table:table-cell/>
          <table:table-cell table:style-name="ce77" table:formula="of:=[.M14]" office:value-type="currency" office:currency="£" office:value="26.35" calcext:value-type="currency">
            <text:p>£26.35</text:p>
          </table:table-cell>
          <table:table-cell table:style-name="ce73"/>
          <table:table-cell/>
          <table:table-cell table:style-name="ce51"/>
          <table:table-cell/>
          <table:table-cell table:style-name="ce19" table:formula="of:=[.H15]+[.I15]-[.K16]" office:value-type="currency" office:currency="£" office:value="26.35" calcext:value-type="currency">
            <text:p>£26.35</text:p>
          </table:table-cell>
          <table:table-cell/>
          <table:table-cell table:style-name="ce77" table:formula="of:=[.T14]" office:value-type="currency" office:currency="£" office:value="100" calcext:value-type="currency">
            <text:p>£100.00</text:p>
          </table:table-cell>
          <table:table-cell table:style-name="ce73"/>
          <table:table-cell/>
          <table:table-cell table:style-name="ce73"/>
          <table:table-cell/>
          <table:table-cell table:style-name="ce19" table:formula="of:=[.O15]+[.P15]-[.R15]" office:value-type="currency" office:currency="£" office:value="100" calcext:value-type="currency">
            <text:p>£100.00</text:p>
          </table:table-cell>
          <table:table-cell table:number-columns-repeated="1004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9"/>
          <table:table-cell table:style-name="ce51"/>
          <table:table-cell table:number-columns-repeated="101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tty Cash Counter" table:style-name="ta4">
        <table:table-column table:style-name="co14" table:number-columns-repeated="3" table:default-cell-style-name="Default"/>
        <table:table-column table:style-name="co15" table:number-columns-repeated="9" table:default-cell-style-name="Default"/>
        <table:table-column table:style-name="co2" table:number-columns-repeated="1012" table:default-cell-style-name="Default"/>
        <table:table-row table:style-name="ro1">
          <table:table-cell table:style-name="ce51" office:value-type="currency" office:currency="£" office:value="50" calcext:value-type="currency">
            <text:p>£50.00</text:p>
          </table:table-cell>
          <table:table-cell table:style-name="ce51" office:value-type="currency" office:currency="£" office:value="20" calcext:value-type="currency">
            <text:p>£20.00</text:p>
          </table:table-cell>
          <table:table-cell table:style-name="ce51" office:value-type="currency" office:currency="£" office:value="10" calcext:value-type="currency">
            <text:p>£10.00</text:p>
          </table:table-cell>
          <table:table-cell table:style-name="ce51" office:value-type="currency" office:currency="£" office:value="5" calcext:value-type="currency">
            <text:p>£5.00</text:p>
          </table:table-cell>
          <table:table-cell table:style-name="ce51" office:value-type="currency" office:currency="£" office:value="2" calcext:value-type="currency">
            <text:p>£2.00</text:p>
          </table:table-cell>
          <table:table-cell table:style-name="ce51" office:value-type="currency" office:currency="£" office:value="1" calcext:value-type="currency">
            <text:p>£1.00</text:p>
          </table:table-cell>
          <table:table-cell table:style-name="ce51" office:value-type="currency" office:currency="£" office:value="0.5" calcext:value-type="currency">
            <text:p>£0.50</text:p>
          </table:table-cell>
          <table:table-cell table:style-name="ce51" office:value-type="currency" office:currency="£" office:value="0.2" calcext:value-type="currency">
            <text:p>£0.20</text:p>
          </table:table-cell>
          <table:table-cell table:style-name="ce51" office:value-type="currency" office:currency="£" office:value="0.1" calcext:value-type="currency">
            <text:p>£0.10</text:p>
          </table:table-cell>
          <table:table-cell table:style-name="ce51" office:value-type="currency" office:currency="£" office:value="0.05" calcext:value-type="currency">
            <text:p>£0.05</text:p>
          </table:table-cell>
          <table:table-cell table:style-name="ce51" office:value-type="currency" office:currency="£" office:value="0.02" calcext:value-type="currency">
            <text:p>£0.02</text:p>
          </table:table-cell>
          <table:table-cell table:style-name="ce51" office:value-type="currency" office:currency="£" office:value="0.01" calcext:value-type="currency">
            <text:p>£0.01</text:p>
          </table:table-cell>
          <table:table-cell table:style-name="ce6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3" table:formula="of:=[.A$1]*[.A2]+[.B$1]*[.B2]+[.C$1]*[.C2]+[.D$1]*[.D2]+[.E$1]*[.E2]+[.F$1]*[.F2]+[.G$1]*[.G2]+[.H$1]*[.H2]+[.I$1]*[.I2]+[.J$1]*[.J2]+[.K$1]*[.K2]+[.L$1]*[.L2]" office:value-type="currency" office:currency="£" office:value="20.85" calcext:value-type="currency">
            <text:p>£20.85</text:p>
          </table:table-cell>
          <table:table-cell table:number-columns-repeated="101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" table:style-name="ta5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21" table:default-cell-style-name="Default"/>
        <table:table-row table:style-name="ro1">
          <table:table-cell table:style-name="ce80" office:value-type="string" calcext:value-type="string">
            <text:p>CovHack19 Cost Estimate</text:p>
          </table:table-cell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Money to be raised by sponsorship. Event is free to attend.</text:p>
          </table:table-cell>
          <table:table-cell table:style-name="ce6"/>
          <table:table-cell table:number-columns-repeated="1022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1" office:value-type="string" calcext:value-type="string">
            <text:p>Event Total (£):</text:p>
          </table:table-cell>
          <table:table-cell table:style-name="ce93" table:formula="of:=[.C46]+[.C52]+[.C59]+[.C70]+[.C81]+[.C95]" office:value-type="float" office:value="1537.44" calcext:value-type="float">
            <text:p>1537.44</text:p>
          </table:table-cell>
          <table:table-cell table:number-columns-repeated="1022"/>
        </table:table-row>
        <table:table-row table:style-name="ro1">
          <table:table-cell table:style-name="ce82" office:value-type="string" calcext:value-type="string">
            <text:p>Per Person (£):</text:p>
          </table:table-cell>
          <table:table-cell table:style-name="ce94" table:formula="of:=[.B7]/[.C17]" office:value-type="float" office:value="14.3685981308411" calcext:value-type="float">
            <text:p>14.3685981308411</text:p>
          </table:table-cell>
          <table:table-cell table:number-columns-repeated="1022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83" office:value-type="string" calcext:value-type="string">
            <text:p>Cost Breakdown</text:p>
          </table:table-cell>
          <table:table-cell table:number-columns-repeated="5"/>
          <table:table-cell table:style-name="ce83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35" office:value-type="string" calcext:value-type="string">
            <text:p>Attendenc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ckers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ser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4"/>
          <table:table-cell table:style-name="ce6" office:value-type="string" calcext:value-type="string">
            <text:p>Mostly the committee + People we can recuit to help us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onsor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/>
          <table:table-cell table:style-name="ce6" office:value-type="string" calcext:value-type="string">
            <text:p>People the sponsors send to run a stall / workshop / help mentor students.</text:p>
          </table:table-cell>
          <table:table-cell table:number-columns-repeated="1017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84" office:value-type="string" calcext:value-type="string">
            <text:p>Total:</text:p>
          </table:table-cell>
          <table:table-cell table:style-name="ce95"/>
          <table:table-cell table:style-name="ce99" table:formula="of:=SUM([.B13:.B15])"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35" office:value-type="string" calcext:value-type="string">
            <text:p>Food</text:p>
          </table:table-cell>
          <table:table-cell table:style-name="ce6" table:number-columns-repeated="2"/>
          <table:table-cell table:number-columns-repeated="3"/>
          <table:table-cell table:style-name="ce6" office:value-type="string" calcext:value-type="string">
            <text:p>Mostly Estimates, need to work out what the final cost would be after sorting out bulk discounts. Will need to order Vegan/Halal food/allergies.</text:p>
          </table:table-cell>
          <table:table-cell table:number-columns-repeated="1017"/>
        </table:table-row>
        <table:table-row table:style-name="ro1">
          <table:table-cell table:style-name="ce35"/>
          <table:table-cell table:style-name="ce6" table:number-columns-repeated="2"/>
          <table:table-cell table:number-columns-repeated="3"/>
          <table:table-cell table:style-name="ce6" office:value-type="string" calcext:value-type="string">
            <text:p>Apparently we should order 1.2-1.5 time as much food. - https://medium.com/hackers-and-hacking/the-hackathon-budget-d636b5b2ed6c</text:p>
          </table:table-cell>
          <table:table-cell table:number-columns-repeated="1017"/>
        </table:table-row>
        <table:table-row table:style-name="ro1">
          <table:table-cell table:style-name="ce35"/>
          <table:table-cell table:style-name="ce6" table:number-columns-repeated="2"/>
          <table:table-cell table:number-columns-repeated="3"/>
          <table:table-cell table:style-name="ce6" office:value-type="string" calcext:value-type="string">
            <text:p>MLH Says that this generally isn't nessary and we can just use the total amount of hackers.</text:p>
          </table:table-cell>
          <table:table-cell table:number-columns-repeated="1017"/>
        </table:table-row>
        <table:table-row table:style-name="ro1">
          <table:table-cell table:style-name="ce85" office:value-type="string" calcext:value-type="string">
            <text:p>Meal</text:p>
          </table:table-cell>
          <table:table-cell table:style-name="ce85" office:value-type="string" calcext:value-type="string">
            <text:p>Cost Per Person (£)</text:p>
          </table:table-cell>
          <table:table-cell table:style-name="ce85" office:value-type="string" calcext:value-type="string">
            <text:p>Total</text:p>
          </table:table-cell>
          <table:table-cell table:number-columns-repeated="3"/>
          <table:table-cell table:style-name="ce6" office:value-type="string" calcext:value-type="string">
            <text:p>Meal costs are general estimates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unch (Sat)</text:p>
          </table:table-cell>
          <table:table-cell table:style-name="ce6" office:value-type="float" office:value="2" calcext:value-type="float">
            <text:p>2</text:p>
          </table:table-cell>
          <table:table-cell table:formula="of:=[.B13]*[.B23]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nner (Sat) (pizza? from SU)</text:p>
          </table:table-cell>
          <table:table-cell table:style-name="ce6" table:formula="of:=3*0" office:value-type="float" office:value="0" calcext:value-type="float">
            <text:p>0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Midnight Pizza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25]*[.B13]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Will likely have to be Dominos. Assuming 0.75 Pizzas Per Person. SU may have a contact to lower costs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reakfast (Sun)</text:p>
          </table:table-cell>
          <table:table-cell table:style-name="ce6" office:value-type="float" office:value="2.5" calcext:value-type="float">
            <text:p>2.5</text:p>
          </table:table-cell>
          <table:table-cell table:formula="of:=[.B13]*[.B26]"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unch (Sun)</text:p>
          </table:table-cell>
          <table:table-cell table:style-name="ce6" office:value-type="float" office:value="2" calcext:value-type="float">
            <text:p>2</text:p>
          </table:table-cell>
          <table:table-cell table:formula="of:=[.B13]*[.B27]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85" office:value-type="string" calcext:value-type="string">
            <text:p>Total:</text:p>
          </table:table-cell>
          <table:table-cell table:style-name="ce85" table:formula="of:=SUM([.B23:.B27])" office:value-type="float" office:value="6.5" calcext:value-type="float">
            <text:p>6.5</text:p>
          </table:table-cell>
          <table:table-cell table:style-name="ce100" table:formula="of:=SUM([.C23:.C27])" office:value-type="float" office:value="735" calcext:value-type="float">
            <text:p>735</text:p>
          </table:table-cell>
          <table:table-cell table:number-columns-repeated="1021"/>
        </table:table-row>
        <table:table-row table:style-name="ro1">
          <table:table-cell table:style-name="ce87"/>
          <table:table-cell table:style-name="ce6"/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85" office:value-type="string" calcext:value-type="string">
            <text:p>Snacks</text:p>
          </table:table-cell>
          <table:table-cell table:style-name="ce85" office:value-type="string" calcext:value-type="string">
            <text:p>Amount Per Person</text:p>
          </table:table-cell>
          <table:table-cell table:style-name="ce85" office:value-type="string" calcext:value-type="string">
            <text:p>Quanity</text:p>
          </table:table-cell>
          <table:table-cell table:style-name="ce85" office:value-type="string" calcext:value-type="string">
            <text:p>Price</text:p>
          </table:table-cell>
          <table:table-cell table:style-name="ce85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Really need to get better estimates of these. Feel like I'm getting too much. <text:s/>Following will be obtained from CostCo or another bulk vendor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risps</text:p>
          </table:table-cell>
          <table:table-cell table:style-name="ce6" office:value-type="float" office:value="2" calcext:value-type="float">
            <text:p>2</text:p>
          </table:table-cell>
          <table:table-cell table:formula="of:=[.C17]*[.B33]" office:value-type="float" office:value="214" calcext:value-type="float">
            <text:p>214</text:p>
          </table:table-cell>
          <table:table-cell table:style-name="ce6" office:value-type="float" office:value="0.2" calcext:value-type="float">
            <text:p>0.2</text:p>
          </table:table-cell>
          <table:table-cell table:formula="of:=[.C33]*[.D33]" office:value-type="float" office:value="42.8" calcext:value-type="float">
            <text:p>42.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hocolate Bars (Mini)</text:p>
          </table:table-cell>
          <table:table-cell table:style-name="ce6" office:value-type="float" office:value="1" calcext:value-type="float">
            <text:p>1</text:p>
          </table:table-cell>
          <table:table-cell table:formula="of:=[.C17]*[.B34]" office:value-type="float" office:value="107" calcext:value-type="float">
            <text:p>107</text:p>
          </table:table-cell>
          <table:table-cell table:style-name="ce6" office:value-type="float" office:value="0.2" calcext:value-type="float">
            <text:p>0.2</text:p>
          </table:table-cell>
          <table:table-cell table:formula="of:=[.C34]*[.D34]" office:value-type="float" office:value="21.4" calcext:value-type="float">
            <text:p>21.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ea/Coffee</text:p>
          </table:table-cell>
          <table:table-cell table:style-name="ce6" office:value-type="float" office:value="5" calcext:value-type="float">
            <text:p>5</text:p>
          </table:table-cell>
          <table:table-cell table:formula="of:=[.C17]*[.B35]" office:value-type="float" office:value="535" calcext:value-type="float">
            <text:p>535</text:p>
          </table:table-cell>
          <table:table-cell table:style-name="ce6" table:formula="of:=0.1*0" office:value-type="float" office:value="0" calcext:value-type="float">
            <text:p>0</text:p>
          </table:table-cell>
          <table:table-cell table:formula="of:=[.C35]*[.D35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Bulk Instant Cofee/Tea. Need to sort kettles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nergy Drinks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36]*[.C17]" office:value-type="float" office:value="0" calcext:value-type="float">
            <text:p>0</text:p>
          </table:table-cell>
          <table:table-cell table:style-name="ce6" office:value-type="float" office:value="0.7" calcext:value-type="float">
            <text:p>0.7</text:p>
          </table:table-cell>
          <table:table-cell table:formula="of:=[.C36]*[.D36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ostly going to be own brand stuff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oft Drinks</text:p>
          </table:table-cell>
          <table:table-cell table:style-name="ce6" office:value-type="float" office:value="2" calcext:value-type="float">
            <text:p>2</text:p>
          </table:table-cell>
          <table:table-cell table:formula="of:=[.B37]*[.C17]" office:value-type="float" office:value="214" calcext:value-type="float">
            <text:p>214</text:p>
          </table:table-cell>
          <table:table-cell table:style-name="ce6" office:value-type="float" office:value="0.5" calcext:value-type="float">
            <text:p>0.5</text:p>
          </table:table-cell>
          <table:table-cell table:formula="of:=[.C37]*[.D37]" office:value-type="float" office:value="107" calcext:value-type="float">
            <text:p>107</text:p>
          </table:table-cell>
          <table:table-cell/>
          <table:table-cell table:style-name="ce6" office:value-type="string" calcext:value-type="string">
            <text:p>Buying 30 can crates of these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ater Bottles</text:p>
          </table:table-cell>
          <table:table-cell table:style-name="ce6" office:value-type="float" office:value="2" calcext:value-type="float">
            <text:p>2</text:p>
          </table:table-cell>
          <table:table-cell table:formula="of:=[.B38]*[.C17]" office:value-type="float" office:value="214" calcext:value-type="float">
            <text:p>214</text:p>
          </table:table-cell>
          <table:table-cell table:style-name="ce6" office:value-type="float" office:value="0.16" calcext:value-type="float">
            <text:p>0.16</text:p>
          </table:table-cell>
          <table:table-cell table:formula="of:=[.C38]*[.D38]" office:value-type="float" office:value="34.24" calcext:value-type="float">
            <text:p>34.24</text:p>
          </table:table-cell>
          <table:table-cell/>
          <table:table-cell table:style-name="ce6" office:value-type="string" calcext:value-type="string">
            <text:p>Aiming to encourage reuse.</text:p>
          </table:table-cell>
          <table:table-cell table:number-columns-repeated="101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88" office:value-type="string" calcext:value-type="string">
            <text:p>Catering funding multiplie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6"/>
          <table:table-cell table:style-name="ce85" office:value-type="string" calcext:value-type="string">
            <text:p>Per Person</text:p>
          </table:table-cell>
          <table:table-cell table:style-name="ce85" office:value-type="string" calcext:value-type="string">
            <text:p>Overall</text:p>
          </table:table-cell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Total:</text:p>
          </table:table-cell>
          <table:table-cell table:style-name="ce85" table:formula="of:=[.C43]/[.C17]" office:value-type="float" office:value="1.92" calcext:value-type="float">
            <text:p>1.92</text:p>
          </table:table-cell>
          <table:table-cell table:style-name="ce85" table:formula="of:=SUM([.E33:.E38])" office:value-type="float" office:value="205.44" calcext:value-type="float">
            <text:p>205.44</text:p>
          </table:table-cell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89"/>
          <table:table-cell table:style-name="ce96" office:value-type="string" calcext:value-type="string">
            <text:p>Per Person</text:p>
          </table:table-cell>
          <table:table-cell table:style-name="ce101" office:value-type="string" calcext:value-type="string">
            <text:p>Overall</text:p>
          </table:table-cell>
          <table:table-cell table:number-columns-repeated="1021"/>
        </table:table-row>
        <table:table-row table:style-name="ro1">
          <table:table-cell table:style-name="ce90" office:value-type="string" calcext:value-type="string">
            <text:p>Total:</text:p>
          </table:table-cell>
          <table:table-cell table:style-name="ce97" table:formula="of:=[.B29]+[.B43]" office:value-type="float" office:value="8.42" calcext:value-type="float">
            <text:p>8.42</text:p>
          </table:table-cell>
          <table:table-cell table:style-name="ce102" table:formula="of:=([.C29]+[.C43])*[.B40]" office:value-type="float" office:value="940.44" calcext:value-type="float">
            <text:p>940.4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5" office:value-type="string" calcext:value-type="string">
            <text:p>Venue</text:p>
          </table:table-cell>
          <table:table-cell table:number-columns-repeated="5"/>
          <table:table-cell table:style-name="ce6" office:value-type="string" calcext:value-type="string">
            <text:p>Hoping to obtain from the University.</text:p>
          </table:table-cell>
          <table:table-cell table:number-columns-repeated="1017"/>
        </table:table-row>
        <table:table-row table:style-name="ro1">
          <table:table-cell table:style-name="ce35"/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Hire Cos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91" office:value-type="string" calcext:value-type="string">
            <text:p>Total:</text:p>
          </table:table-cell>
          <table:table-cell table:style-name="ce95"/>
          <table:table-cell table:style-name="ce99" table:formula="of:=[.B5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35" office:value-type="string" calcext:value-type="string">
            <text:p>Security</text:p>
          </table:table-cell>
          <table:table-cell table:number-columns-repeated="5"/>
          <table:table-cell table:style-name="ce6" office:value-type="string" calcext:value-type="string">
            <text:p>Assuming this can be provided by the Universities Protection Services.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85" office:value-type="string" calcext:value-type="string">
            <text:p>Needed</text:p>
          </table:table-cell>
          <table:table-cell table:style-name="ce85" office:value-type="string" calcext:value-type="string">
            <text:p>Cost Per Hou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ecurity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84" office:value-type="string" calcext:value-type="string">
            <text:p>Total:</text:p>
          </table:table-cell>
          <table:table-cell table:style-name="ce98"/>
          <table:table-cell table:style-name="ce99" table:formula="of:=[.B57]+[.C57]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Swag &amp; Promo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>
            <text:p>Amount</text:p>
          </table:table-cell>
          <table:table-cell table:style-name="ce85" office:value-type="string" calcext:value-type="string">
            <text:p>Price</text:p>
          </table:table-cell>
          <table:table-cell table:style-name="ce85" office:value-type="string" calcext:value-type="string">
            <text:p>Total (£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vent Stickers (FREE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formula="of:=[.B65]*[.C65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200 Diecut stickers cost ~£75 from Sticker Mul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anner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formula="of:=[.B66]*[.C66]" office:value-type="float" office:value="30" calcext:value-type="float">
            <text:p>30</text:p>
          </table:table-cell>
          <table:table-cell table:number-columns-repeated="2"/>
          <table:table-cell table:style-name="ce6" office:value-type="string" calcext:value-type="string">
            <text:p>Just two large vertical banners with event logo, info and sponsors on them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nyards (30 pack) + Holder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formula="of:=[.B67]*[.C67]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ristbands</text:p>
          </table:table-cell>
          <table:table-cell table:formula="of:=130" office:value-type="float" office:value="130" calcext:value-type="float">
            <text:p>130</text:p>
          </table:table-cell>
          <table:table-cell table:style-name="ce6" office:value-type="float" office:value="0.1" calcext:value-type="float">
            <text:p>0.1</text:p>
          </table:table-cell>
          <table:table-cell table:formula="of:=30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84" office:value-type="string" calcext:value-type="string">
            <text:p>Total:</text:p>
          </table:table-cell>
          <table:table-cell table:style-name="ce98"/>
          <table:table-cell table:style-name="ce99" table:formula="of:=SUM([.D65:.D68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5" office:value-type="string" calcext:value-type="string">
            <text:p>Equipment</text:p>
          </table:table-cell>
          <table:table-cell table:number-columns-repeated="5"/>
          <table:table-cell table:style-name="ce6" office:value-type="string" calcext:value-type="string">
            <text:p>Worth Checking what we can get from the Uni. All of this should be avaliable. Anything we have to buy should be kept for future years.</text:p>
          </table:table-cell>
          <table:table-cell table:number-columns-repeated="1017"/>
        </table:table-row>
        <table:table-row table:style-name="ro1">
          <table:table-cell/>
          <table:table-cell table:style-name="ce85" office:value-type="string" calcext:value-type="string">
            <text:p>Needed</text:p>
          </table:table-cell>
          <table:table-cell table:style-name="ce85" office:value-type="string" calcext:value-type="string">
            <text:p>Price</text:p>
          </table:table-cell>
          <table:table-cell table:style-name="ce85" office:value-type="string" calcext:value-type="string">
            <text:p>Total (£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xtention Cords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.5" calcext:value-type="float">
            <text:p>2.5</text:p>
          </table:table-cell>
          <table:table-cell table:formula="of:=[.B74]*[.C74]" office:value-type="float" office:value="65" calcext:value-type="float">
            <text:p>65</text:p>
          </table:table-cell>
          <table:table-cell table:number-columns-repeated="2"/>
          <table:table-cell table:style-name="ce6" office:value-type="string" calcext:value-type="string">
            <text:p>Ideal Venue shouldn't need too many.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ojec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formula="of:=[.B75]*[.C75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For demos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icrophon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formula="of:=[.B76]*[.C76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For demo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eaker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[.B77]*[.C7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For demos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ble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78]*[.C78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Depends on venue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hairs</text:p>
          </table:table-cell>
          <table:table-cell table:style-name="ce6" table:formula="of:=[.C17]*1.2" office:value-type="float" office:value="128.4" calcext:value-type="float">
            <text:p>128.4</text:p>
          </table:table-cell>
          <table:table-cell table:style-name="ce6" office:value-type="float" office:value="0" calcext:value-type="float">
            <text:p>0</text:p>
          </table:table-cell>
          <table:table-cell table:formula="of:=[.B79]*[.C79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Chairs. 1.2 times <text:s/>accounting for people moving between areas, extra people (Uni Students/Staff) turning up for demos, etc. The Uni should have enough.</text:p>
          </table:table-cell>
          <table:table-cell table:number-columns-repeated="1017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91" office:value-type="string" calcext:value-type="string">
            <text:p>Total:</text:p>
          </table:table-cell>
          <table:table-cell table:style-name="ce95"/>
          <table:table-cell table:style-name="ce103" table:formula="of:=SUM([.D74:.D79])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35" office:value-type="string" calcext:value-type="string">
            <text:p>Misc</text:p>
          </table:table-cell>
          <table:table-cell table:number-columns-repeated="5"/>
          <table:table-cell table:style-name="ce6" office:value-type="string" calcext:value-type="string">
            <text:p>To be expanded upon as we get a clearer idea of what is needed.</text:p>
          </table:table-cell>
          <table:table-cell table:number-columns-repeated="1017"/>
        </table:table-row>
        <table:table-row table:style-name="ro1">
          <table:table-cell table:style-name="ce35"/>
          <table:table-cell table:number-columns-repeated="1023"/>
        </table:table-row>
        <table:table-row table:style-name="ro1">
          <table:table-cell table:style-name="ce6"/>
          <table:table-cell table:style-name="ce85" office:value-type="string" calcext:value-type="string">
            <text:p>Cos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rize 1st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4"/>
          <table:table-cell table:style-name="ce6" office:value-type="string" calcext:value-type="string">
            <text:p>Aim for either hardware or Amazon Vouchers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Prize 2nd (£25 Amazon vouchers covered by ZealyIO)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92" office:value-type="string" calcext:value-type="string">
            <text:p>Prize 3rd (RPis covered by Spirent)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Emergency Funds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  <table:table-cell table:style-name="ce6" office:value-type="string" calcext:value-type="string">
            <text:p>Backup in case we have any unexpected costs. Some people might have allergies we aren't aware of, food wasn't enough, etc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dvertising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Unsure of value. Most advertising would be via MLH, HHEU, Twitter, Hacker Clubs we know, and via the Uni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in Bag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6" office:value-type="string" calcext:value-type="string">
            <text:p>Brought up by AstonHack organisers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ardware la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Not essential, but we'd like to encourage Hardware hacks. 200 can come from applying for the SUs development fund, most of the rest can come from society bank account.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4" office:value-type="string" calcext:value-type="string">
            <text:p>Total:</text:p>
          </table:table-cell>
          <table:table-cell table:style-name="ce98"/>
          <table:table-cell table:style-name="ce99" table:formula="of:=SUM([.B86:.B93])" office:value-type="float" office:value="460" calcext:value-type="float">
            <text:p>460</text:p>
          </table:table-cell>
          <table:table-cell table:number-columns-repeated="1021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£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4c7c3"/>
    </style:style>
    <style:style style:name="ConditionalStyle_5f_4" style:display-name="ConditionalStyle_4" style:family="table-cell" style:parent-style-name="Default">
      <style:table-cell-properties fo:background-color="#b7b7b7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rrent_20_Budget" style:display-name="PageStyle_Current Budg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s_20_Tracker" style:display-name="PageStyle_Expenses Tr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tty_20_Cash_20_Tracker" style:display-name="PageStyle_Petty Cash Tr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tty_20_Cash_20_Counter" style:display-name="PageStyle_Petty Cash Coun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689" meta:object-count="0"/>
    <meta:generator>LibreOfficeDev/6.0.5.2$Linux_X86_64 LibreOffice_project/</meta:generator>
  </office:meta>
</office:document-meta>
</file>